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64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0.0394in" svg:y="3.2398in">
            <draw:object draw:notify-on-update-of-ranges="results.A3:results.A3 results.A4:results.A18 results.B3:results.B3 results.B4:results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394in" svg:y="3.2398in">
            <draw:object draw:notify-on-update-of-ranges="results.A3:results.A3 results.A4:results.A18 results.BM3:results.BM3 results.BM4:results.BM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Clock frequency is approx. 2497.0 MHz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emory mountain (MB/sec)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s35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9</text:p>
          </table:table-cell>
          <table:table-cell office:value-type="string" calcext:value-type="string">
            <text:p>s40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2</text:p>
          </table:table-cell>
          <table:table-cell office:value-type="string" calcext:value-type="string">
            <text:p>s43</text:p>
          </table:table-cell>
          <table:table-cell office:value-type="string" calcext:value-type="string">
            <text:p>s44</text:p>
          </table:table-cell>
          <table:table-cell office:value-type="string" calcext:value-type="string">
            <text:p>s45</text:p>
          </table:table-cell>
          <table:table-cell office:value-type="string" calcext:value-type="string">
            <text:p>s46</text:p>
          </table:table-cell>
          <table:table-cell office:value-type="string" calcext:value-type="string">
            <text:p>s47</text:p>
          </table:table-cell>
          <table:table-cell office:value-type="string" calcext:value-type="string">
            <text:p>s48</text:p>
          </table:table-cell>
          <table:table-cell office:value-type="string" calcext:value-type="string">
            <text:p>s49</text:p>
          </table:table-cell>
          <table:table-cell office:value-type="string" calcext:value-type="string">
            <text:p>s50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s54</text:p>
          </table:table-cell>
          <table:table-cell office:value-type="string" calcext:value-type="string">
            <text:p>s55</text:p>
          </table:table-cell>
          <table:table-cell office:value-type="string" calcext:value-type="string">
            <text:p>s56</text:p>
          </table:table-cell>
          <table:table-cell office:value-type="string" calcext:value-type="string">
            <text:p>s57</text:p>
          </table:table-cell>
          <table:table-cell office:value-type="string" calcext:value-type="string">
            <text:p>s58</text:p>
          </table:table-cell>
          <table:table-cell office:value-type="string" calcext:value-type="string">
            <text:p>s59</text:p>
          </table:table-cell>
          <table:table-cell office:value-type="string" calcext:value-type="string">
            <text:p>s60</text:p>
          </table:table-cell>
          <table:table-cell office:value-type="string" calcext:value-type="string">
            <text:p>s61</text:p>
          </table:table-cell>
          <table:table-cell office:value-type="string" calcext:value-type="string">
            <text:p>s62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s64</text:p>
          </table:table-cell>
        </table:table-row>
        <table:table-row table:style-name="ro1">
          <table:table-cell office:value-type="string" calcext:value-type="string">
            <text:p>32m</text:p>
          </table:table-cell>
          <table:table-cell office:value-type="float" office:value="5549.7" calcext:value-type="float">
            <text:p>5549.7</text:p>
          </table:table-cell>
          <table:table-cell office:value-type="float" office:value="4959.3" calcext:value-type="float">
            <text:p>4959.3</text:p>
          </table:table-cell>
          <table:table-cell office:value-type="float" office:value="4487" calcext:value-type="float">
            <text:p>4487</text:p>
          </table:table-cell>
          <table:table-cell office:value-type="float" office:value="3661.4" calcext:value-type="float">
            <text:p>3661.4</text:p>
          </table:table-cell>
          <table:table-cell office:value-type="float" office:value="2887.1" calcext:value-type="float">
            <text:p>2887.1</text:p>
          </table:table-cell>
          <table:table-cell office:value-type="float" office:value="2452.5" calcext:value-type="float">
            <text:p>2452.5</text:p>
          </table:table-cell>
          <table:table-cell office:value-type="float" office:value="2149.9" calcext:value-type="float">
            <text:p>2149.9</text:p>
          </table:table-cell>
          <table:table-cell office:value-type="float" office:value="1950.1" calcext:value-type="float">
            <text:p>1950.1</text:p>
          </table:table-cell>
          <table:table-cell office:value-type="float" office:value="1624.5" calcext:value-type="float">
            <text:p>1624.5</text:p>
          </table:table-cell>
          <table:table-cell office:value-type="float" office:value="1538.6" calcext:value-type="float">
            <text:p>1538.6</text:p>
          </table:table-cell>
          <table:table-cell office:value-type="float" office:value="1373.2" calcext:value-type="float">
            <text:p>1373.2</text:p>
          </table:table-cell>
          <table:table-cell office:value-type="float" office:value="1241.3" calcext:value-type="float">
            <text:p>1241.3</text:p>
          </table:table-cell>
          <table:table-cell office:value-type="float" office:value="1139.6" calcext:value-type="float">
            <text:p>1139.6</text:p>
          </table:table-cell>
          <table:table-cell office:value-type="float" office:value="1068.6" calcext:value-type="float">
            <text:p>1068.6</text:p>
          </table:table-cell>
          <table:table-cell office:value-type="float" office:value="1033.6" calcext:value-type="float">
            <text:p>1033.6</text:p>
          </table:table-cell>
          <table:table-cell office:value-type="float" office:value="972.8" calcext:value-type="float">
            <text:p>972.8</text:p>
          </table:table-cell>
          <table:table-cell office:value-type="float" office:value="988.7" calcext:value-type="float">
            <text:p>988.7</text:p>
          </table:table-cell>
          <table:table-cell office:value-type="float" office:value="1154.4" calcext:value-type="float">
            <text:p>1154.4</text:p>
          </table:table-cell>
          <table:table-cell office:value-type="float" office:value="940.7" calcext:value-type="float">
            <text:p>940.7</text:p>
          </table:table-cell>
          <table:table-cell office:value-type="float" office:value="937.6" calcext:value-type="float">
            <text:p>937.6</text:p>
          </table:table-cell>
          <table:table-cell office:value-type="float" office:value="881.5" calcext:value-type="float">
            <text:p>881.5</text:p>
          </table:table-cell>
          <table:table-cell office:value-type="float" office:value="868" calcext:value-type="float">
            <text:p>868</text:p>
          </table:table-cell>
          <table:table-cell office:value-type="float" office:value="881.3" calcext:value-type="float">
            <text:p>881.3</text:p>
          </table:table-cell>
          <table:table-cell office:value-type="float" office:value="899.9" calcext:value-type="float">
            <text:p>899.9</text:p>
          </table:table-cell>
          <table:table-cell office:value-type="float" office:value="989.4" calcext:value-type="float">
            <text:p>989.4</text:p>
          </table:table-cell>
          <table:table-cell office:value-type="float" office:value="852.2" calcext:value-type="float">
            <text:p>852.2</text:p>
          </table:table-cell>
          <table:table-cell office:value-type="float" office:value="813.2" calcext:value-type="float">
            <text:p>813.2</text:p>
          </table:table-cell>
          <table:table-cell office:value-type="float" office:value="808.5" calcext:value-type="float">
            <text:p>808.5</text:p>
          </table:table-cell>
          <table:table-cell office:value-type="float" office:value="788.8" calcext:value-type="float">
            <text:p>788.8</text:p>
          </table:table-cell>
          <table:table-cell office:value-type="float" office:value="774" calcext:value-type="float">
            <text:p>774</text:p>
          </table:table-cell>
          <table:table-cell office:value-type="float" office:value="790.8" calcext:value-type="float">
            <text:p>790.8</text:p>
          </table:table-cell>
          <table:table-cell office:value-type="float" office:value="737.8" calcext:value-type="float">
            <text:p>737.8</text:p>
          </table:table-cell>
          <table:table-cell office:value-type="float" office:value="789" calcext:value-type="float">
            <text:p>789</text:p>
          </table:table-cell>
          <table:table-cell office:value-type="float" office:value="803.1" calcext:value-type="float">
            <text:p>803.1</text:p>
          </table:table-cell>
          <table:table-cell office:value-type="float" office:value="794.5" calcext:value-type="float">
            <text:p>794.5</text:p>
          </table:table-cell>
          <table:table-cell office:value-type="float" office:value="782.1" calcext:value-type="float">
            <text:p>782.1</text:p>
          </table:table-cell>
          <table:table-cell office:value-type="float" office:value="759.5" calcext:value-type="float">
            <text:p>759.5</text:p>
          </table:table-cell>
          <table:table-cell office:value-type="float" office:value="749.7" calcext:value-type="float">
            <text:p>749.7</text:p>
          </table:table-cell>
          <table:table-cell office:value-type="float" office:value="760.7" calcext:value-type="float">
            <text:p>760.7</text:p>
          </table:table-cell>
          <table:table-cell office:value-type="float" office:value="845.4" calcext:value-type="float">
            <text:p>845.4</text:p>
          </table:table-cell>
          <table:table-cell office:value-type="float" office:value="856.8" calcext:value-type="float">
            <text:p>856.8</text:p>
          </table:table-cell>
          <table:table-cell office:value-type="float" office:value="758.6" calcext:value-type="float">
            <text:p>758.6</text:p>
          </table:table-cell>
          <table:table-cell office:value-type="float" office:value="743.9" calcext:value-type="float">
            <text:p>743.9</text:p>
          </table:table-cell>
          <table:table-cell office:value-type="float" office:value="737.1" calcext:value-type="float">
            <text:p>737.1</text:p>
          </table:table-cell>
          <table:table-cell office:value-type="float" office:value="740.5" calcext:value-type="float">
            <text:p>740.5</text:p>
          </table:table-cell>
          <table:table-cell office:value-type="float" office:value="743" calcext:value-type="float">
            <text:p>743</text:p>
          </table:table-cell>
          <table:table-cell office:value-type="float" office:value="738" calcext:value-type="float">
            <text:p>738</text:p>
          </table:table-cell>
          <table:table-cell office:value-type="float" office:value="722.9" calcext:value-type="float">
            <text:p>722.9</text:p>
          </table:table-cell>
          <table:table-cell office:value-type="float" office:value="883.2" calcext:value-type="float">
            <text:p>883.2</text:p>
          </table:table-cell>
          <table:table-cell office:value-type="float" office:value="732.8" calcext:value-type="float">
            <text:p>732.8</text:p>
          </table:table-cell>
          <table:table-cell office:value-type="float" office:value="727.3" calcext:value-type="float">
            <text:p>727.3</text:p>
          </table:table-cell>
          <table:table-cell office:value-type="float" office:value="723.5" calcext:value-type="float">
            <text:p>723.5</text:p>
          </table:table-cell>
          <table:table-cell office:value-type="float" office:value="751.5" calcext:value-type="float">
            <text:p>751.5</text:p>
          </table:table-cell>
          <table:table-cell office:value-type="float" office:value="755.8" calcext:value-type="float">
            <text:p>755.8</text:p>
          </table:table-cell>
          <table:table-cell office:value-type="float" office:value="741.7" calcext:value-type="float">
            <text:p>741.7</text:p>
          </table:table-cell>
          <table:table-cell office:value-type="float" office:value="718.9" calcext:value-type="float">
            <text:p>718.9</text:p>
          </table:table-cell>
          <table:table-cell office:value-type="float" office:value="867.2" calcext:value-type="float">
            <text:p>867.2</text:p>
          </table:table-cell>
          <table:table-cell office:value-type="float" office:value="718.4" calcext:value-type="float">
            <text:p>718.4</text:p>
          </table:table-cell>
          <table:table-cell office:value-type="float" office:value="741.8" calcext:value-type="float">
            <text:p>741.8</text:p>
          </table:table-cell>
          <table:table-cell office:value-type="float" office:value="746.8" calcext:value-type="float">
            <text:p>746.8</text:p>
          </table:table-cell>
          <table:table-cell office:value-type="float" office:value="761.6" calcext:value-type="float">
            <text:p>761.6</text:p>
          </table:table-cell>
          <table:table-cell office:value-type="float" office:value="720.3" calcext:value-type="float">
            <text:p>720.3</text:p>
          </table:table-cell>
          <table:table-cell office:value-type="float" office:value="732.7" calcext:value-type="float">
            <text:p>732.7</text:p>
          </table:table-cell>
          <table:table-cell office:value-type="float" office:value="770.4" calcext:value-type="float">
            <text:p>770.4</text:p>
          </table:table-cell>
        </table:table-row>
        <table:table-row table:style-name="ro1">
          <table:table-cell office:value-type="string" calcext:value-type="string">
            <text:p>16m</text:p>
          </table:table-cell>
          <table:table-cell office:value-type="float" office:value="5723.7" calcext:value-type="float">
            <text:p>5723.7</text:p>
          </table:table-cell>
          <table:table-cell office:value-type="float" office:value="5013.3" calcext:value-type="float">
            <text:p>5013.3</text:p>
          </table:table-cell>
          <table:table-cell office:value-type="float" office:value="4430.2" calcext:value-type="float">
            <text:p>4430.2</text:p>
          </table:table-cell>
          <table:table-cell office:value-type="float" office:value="3670.8" calcext:value-type="float">
            <text:p>3670.8</text:p>
          </table:table-cell>
          <table:table-cell office:value-type="float" office:value="2925.4" calcext:value-type="float">
            <text:p>2925.4</text:p>
          </table:table-cell>
          <table:table-cell office:value-type="float" office:value="2400.3" calcext:value-type="float">
            <text:p>2400.3</text:p>
          </table:table-cell>
          <table:table-cell office:value-type="float" office:value="2110.1" calcext:value-type="float">
            <text:p>2110.1</text:p>
          </table:table-cell>
          <table:table-cell office:value-type="float" office:value="1940.8" calcext:value-type="float">
            <text:p>1940.8</text:p>
          </table:table-cell>
          <table:table-cell office:value-type="float" office:value="1787" calcext:value-type="float">
            <text:p>1787</text:p>
          </table:table-cell>
          <table:table-cell office:value-type="float" office:value="1649.8" calcext:value-type="float">
            <text:p>1649.8</text:p>
          </table:table-cell>
          <table:table-cell office:value-type="float" office:value="1404.2" calcext:value-type="float">
            <text:p>1404.2</text:p>
          </table:table-cell>
          <table:table-cell office:value-type="float" office:value="1325.8" calcext:value-type="float">
            <text:p>1325.8</text:p>
          </table:table-cell>
          <table:table-cell office:value-type="float" office:value="1220.3" calcext:value-type="float">
            <text:p>1220.3</text:p>
          </table:table-cell>
          <table:table-cell office:value-type="float" office:value="1314.9" calcext:value-type="float">
            <text:p>1314.9</text:p>
          </table:table-cell>
          <table:table-cell office:value-type="float" office:value="1241.5" calcext:value-type="float">
            <text:p>1241.5</text:p>
          </table:table-cell>
          <table:table-cell table:number-columns-repeated="2" office:value-type="float" office:value="1190.5" calcext:value-type="float">
            <text:p>1190.5</text:p>
          </table:table-cell>
          <table:table-cell office:value-type="float" office:value="1155.1" calcext:value-type="float">
            <text:p>1155.1</text:p>
          </table:table-cell>
          <table:table-cell office:value-type="float" office:value="957.9" calcext:value-type="float">
            <text:p>957.9</text:p>
          </table:table-cell>
          <table:table-cell office:value-type="float" office:value="972.8" calcext:value-type="float">
            <text:p>972.8</text:p>
          </table:table-cell>
          <table:table-cell office:value-type="float" office:value="922.8" calcext:value-type="float">
            <text:p>922.8</text:p>
          </table:table-cell>
          <table:table-cell office:value-type="float" office:value="925.2" calcext:value-type="float">
            <text:p>925.2</text:p>
          </table:table-cell>
          <table:table-cell office:value-type="float" office:value="952.1" calcext:value-type="float">
            <text:p>952.1</text:p>
          </table:table-cell>
          <table:table-cell office:value-type="float" office:value="921.3" calcext:value-type="float">
            <text:p>921.3</text:p>
          </table:table-cell>
          <table:table-cell office:value-type="float" office:value="879" calcext:value-type="float">
            <text:p>879</text:p>
          </table:table-cell>
          <table:table-cell office:value-type="float" office:value="886.7" calcext:value-type="float">
            <text:p>886.7</text:p>
          </table:table-cell>
          <table:table-cell office:value-type="float" office:value="868.6" calcext:value-type="float">
            <text:p>868.6</text:p>
          </table:table-cell>
          <table:table-cell office:value-type="float" office:value="889.4" calcext:value-type="float">
            <text:p>889.4</text:p>
          </table:table-cell>
          <table:table-cell office:value-type="float" office:value="881.9" calcext:value-type="float">
            <text:p>881.9</text:p>
          </table:table-cell>
          <table:table-cell office:value-type="float" office:value="867.9" calcext:value-type="float">
            <text:p>867.9</text:p>
          </table:table-cell>
          <table:table-cell office:value-type="float" office:value="841.2" calcext:value-type="float">
            <text:p>841.2</text:p>
          </table:table-cell>
          <table:table-cell office:value-type="float" office:value="727.8" calcext:value-type="float">
            <text:p>727.8</text:p>
          </table:table-cell>
          <table:table-cell office:value-type="float" office:value="870.9" calcext:value-type="float">
            <text:p>870.9</text:p>
          </table:table-cell>
          <table:table-cell office:value-type="float" office:value="866.5" calcext:value-type="float">
            <text:p>866.5</text:p>
          </table:table-cell>
          <table:table-cell office:value-type="float" office:value="853" calcext:value-type="float">
            <text:p>853</text:p>
          </table:table-cell>
          <table:table-cell office:value-type="float" office:value="843.1" calcext:value-type="float">
            <text:p>843.1</text:p>
          </table:table-cell>
          <table:table-cell office:value-type="float" office:value="990.7" calcext:value-type="float">
            <text:p>990.7</text:p>
          </table:table-cell>
          <table:table-cell office:value-type="float" office:value="882.3" calcext:value-type="float">
            <text:p>882.3</text:p>
          </table:table-cell>
          <table:table-cell office:value-type="float" office:value="820.9" calcext:value-type="float">
            <text:p>820.9</text:p>
          </table:table-cell>
          <table:table-cell office:value-type="float" office:value="848.3" calcext:value-type="float">
            <text:p>848.3</text:p>
          </table:table-cell>
          <table:table-cell office:value-type="float" office:value="845.5" calcext:value-type="float">
            <text:p>845.5</text:p>
          </table:table-cell>
          <table:table-cell office:value-type="float" office:value="873.7" calcext:value-type="float">
            <text:p>873.7</text:p>
          </table:table-cell>
          <table:table-cell office:value-type="float" office:value="845.9" calcext:value-type="float">
            <text:p>845.9</text:p>
          </table:table-cell>
          <table:table-cell office:value-type="float" office:value="868.4" calcext:value-type="float">
            <text:p>868.4</text:p>
          </table:table-cell>
          <table:table-cell office:value-type="float" office:value="868.3" calcext:value-type="float">
            <text:p>868.3</text:p>
          </table:table-cell>
          <table:table-cell office:value-type="float" office:value="878.5" calcext:value-type="float">
            <text:p>878.5</text:p>
          </table:table-cell>
          <table:table-cell office:value-type="float" office:value="877.3" calcext:value-type="float">
            <text:p>877.3</text:p>
          </table:table-cell>
          <table:table-cell office:value-type="float" office:value="773.1" calcext:value-type="float">
            <text:p>773.1</text:p>
          </table:table-cell>
          <table:table-cell office:value-type="float" office:value="899.2" calcext:value-type="float">
            <text:p>899.2</text:p>
          </table:table-cell>
          <table:table-cell office:value-type="float" office:value="933.1" calcext:value-type="float">
            <text:p>933.1</text:p>
          </table:table-cell>
          <table:table-cell office:value-type="float" office:value="900.1" calcext:value-type="float">
            <text:p>900.1</text:p>
          </table:table-cell>
          <table:table-cell office:value-type="float" office:value="1002.9" calcext:value-type="float">
            <text:p>1002.9</text:p>
          </table:table-cell>
          <table:table-cell office:value-type="float" office:value="949.5" calcext:value-type="float">
            <text:p>949.5</text:p>
          </table:table-cell>
          <table:table-cell office:value-type="float" office:value="939.6" calcext:value-type="float">
            <text:p>939.6</text:p>
          </table:table-cell>
          <table:table-cell office:value-type="float" office:value="959.6" calcext:value-type="float">
            <text:p>959.6</text:p>
          </table:table-cell>
          <table:table-cell office:value-type="float" office:value="906.8" calcext:value-type="float">
            <text:p>906.8</text:p>
          </table:table-cell>
          <table:table-cell office:value-type="float" office:value="940.5" calcext:value-type="float">
            <text:p>940.5</text:p>
          </table:table-cell>
          <table:table-cell office:value-type="float" office:value="970.6" calcext:value-type="float">
            <text:p>970.6</text:p>
          </table:table-cell>
          <table:table-cell office:value-type="float" office:value="958.6" calcext:value-type="float">
            <text:p>958.6</text:p>
          </table:table-cell>
          <table:table-cell office:value-type="float" office:value="981.1" calcext:value-type="float">
            <text:p>981.1</text:p>
          </table:table-cell>
          <table:table-cell office:value-type="float" office:value="1176.1" calcext:value-type="float">
            <text:p>1176.1</text:p>
          </table:table-cell>
          <table:table-cell office:value-type="float" office:value="1146.7" calcext:value-type="float">
            <text:p>1146.7</text:p>
          </table:table-cell>
          <table:table-cell office:value-type="float" office:value="1120.8" calcext:value-type="float">
            <text:p>1120.8</text:p>
          </table:table-cell>
          <table:table-cell office:value-type="float" office:value="786.6" calcext:value-type="float">
            <text:p>786.6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5738.5" calcext:value-type="float">
            <text:p>5738.5</text:p>
          </table:table-cell>
          <table:table-cell office:value-type="float" office:value="4937.6" calcext:value-type="float">
            <text:p>4937.6</text:p>
          </table:table-cell>
          <table:table-cell office:value-type="float" office:value="4866.1" calcext:value-type="float">
            <text:p>4866.1</text:p>
          </table:table-cell>
          <table:table-cell office:value-type="float" office:value="4174.4" calcext:value-type="float">
            <text:p>4174.4</text:p>
          </table:table-cell>
          <table:table-cell office:value-type="float" office:value="3293.5" calcext:value-type="float">
            <text:p>3293.5</text:p>
          </table:table-cell>
          <table:table-cell office:value-type="float" office:value="2522.5" calcext:value-type="float">
            <text:p>2522.5</text:p>
          </table:table-cell>
          <table:table-cell office:value-type="float" office:value="2410.6" calcext:value-type="float">
            <text:p>2410.6</text:p>
          </table:table-cell>
          <table:table-cell office:value-type="float" office:value="2060.3" calcext:value-type="float">
            <text:p>2060.3</text:p>
          </table:table-cell>
          <table:table-cell office:value-type="float" office:value="1990.8" calcext:value-type="float">
            <text:p>1990.8</text:p>
          </table:table-cell>
          <table:table-cell office:value-type="float" office:value="1795.6" calcext:value-type="float">
            <text:p>1795.6</text:p>
          </table:table-cell>
          <table:table-cell office:value-type="float" office:value="1700.4" calcext:value-type="float">
            <text:p>1700.4</text:p>
          </table:table-cell>
          <table:table-cell office:value-type="float" office:value="1605.4" calcext:value-type="float">
            <text:p>1605.4</text:p>
          </table:table-cell>
          <table:table-cell office:value-type="float" office:value="1445.6" calcext:value-type="float">
            <text:p>1445.6</text:p>
          </table:table-cell>
          <table:table-cell office:value-type="float" office:value="1368.7" calcext:value-type="float">
            <text:p>1368.7</text:p>
          </table:table-cell>
          <table:table-cell office:value-type="float" office:value="1365.1" calcext:value-type="float">
            <text:p>1365.1</text:p>
          </table:table-cell>
          <table:table-cell office:value-type="float" office:value="1181.9" calcext:value-type="float">
            <text:p>1181.9</text:p>
          </table:table-cell>
          <table:table-cell office:value-type="float" office:value="1212.9" calcext:value-type="float">
            <text:p>1212.9</text:p>
          </table:table-cell>
          <table:table-cell office:value-type="float" office:value="1203.9" calcext:value-type="float">
            <text:p>1203.9</text:p>
          </table:table-cell>
          <table:table-cell office:value-type="float" office:value="1178.6" calcext:value-type="float">
            <text:p>1178.6</text:p>
          </table:table-cell>
          <table:table-cell office:value-type="float" office:value="1431.4" calcext:value-type="float">
            <text:p>1431.4</text:p>
          </table:table-cell>
          <table:table-cell office:value-type="float" office:value="1427" calcext:value-type="float">
            <text:p>1427</text:p>
          </table:table-cell>
          <table:table-cell office:value-type="float" office:value="1145.7" calcext:value-type="float">
            <text:p>1145.7</text:p>
          </table:table-cell>
          <table:table-cell office:value-type="float" office:value="1208.7" calcext:value-type="float">
            <text:p>1208.7</text:p>
          </table:table-cell>
          <table:table-cell office:value-type="float" office:value="1145.7" calcext:value-type="float">
            <text:p>1145.7</text:p>
          </table:table-cell>
          <table:table-cell office:value-type="float" office:value="1218.3" calcext:value-type="float">
            <text:p>1218.3</text:p>
          </table:table-cell>
          <table:table-cell office:value-type="float" office:value="1434.9" calcext:value-type="float">
            <text:p>1434.9</text:p>
          </table:table-cell>
          <table:table-cell office:value-type="float" office:value="1170.1" calcext:value-type="float">
            <text:p>1170.1</text:p>
          </table:table-cell>
          <table:table-cell office:value-type="float" office:value="1213.2" calcext:value-type="float">
            <text:p>1213.2</text:p>
          </table:table-cell>
          <table:table-cell office:value-type="float" office:value="1259.4" calcext:value-type="float">
            <text:p>1259.4</text:p>
          </table:table-cell>
          <table:table-cell office:value-type="float" office:value="1420" calcext:value-type="float">
            <text:p>1420</text:p>
          </table:table-cell>
          <table:table-cell office:value-type="float" office:value="1479.3" calcext:value-type="float">
            <text:p>1479.3</text:p>
          </table:table-cell>
          <table:table-cell office:value-type="float" office:value="964.1" calcext:value-type="float">
            <text:p>964.1</text:p>
          </table:table-cell>
          <table:table-cell office:value-type="float" office:value="1460" calcext:value-type="float">
            <text:p>1460</text:p>
          </table:table-cell>
          <table:table-cell office:value-type="float" office:value="1358" calcext:value-type="float">
            <text:p>1358</text:p>
          </table:table-cell>
          <table:table-cell office:value-type="float" office:value="1393.1" calcext:value-type="float">
            <text:p>1393.1</text:p>
          </table:table-cell>
          <table:table-cell office:value-type="float" office:value="1299.2" calcext:value-type="float">
            <text:p>1299.2</text:p>
          </table:table-cell>
          <table:table-cell office:value-type="float" office:value="1521.7" calcext:value-type="float">
            <text:p>1521.7</text:p>
          </table:table-cell>
          <table:table-cell office:value-type="float" office:value="1683.6" calcext:value-type="float">
            <text:p>1683.6</text:p>
          </table:table-cell>
          <table:table-cell office:value-type="float" office:value="1693.6" calcext:value-type="float">
            <text:p>1693.6</text:p>
          </table:table-cell>
          <table:table-cell office:value-type="float" office:value="1813.5" calcext:value-type="float">
            <text:p>1813.5</text:p>
          </table:table-cell>
          <table:table-cell office:value-type="float" office:value="1943.9" calcext:value-type="float">
            <text:p>1943.9</text:p>
          </table:table-cell>
          <table:table-cell office:value-type="float" office:value="2171.9" calcext:value-type="float">
            <text:p>2171.9</text:p>
          </table:table-cell>
          <table:table-cell office:value-type="float" office:value="1846.4" calcext:value-type="float">
            <text:p>1846.4</text:p>
          </table:table-cell>
          <table:table-cell office:value-type="float" office:value="2051.4" calcext:value-type="float">
            <text:p>2051.4</text:p>
          </table:table-cell>
          <table:table-cell office:value-type="float" office:value="2085.7" calcext:value-type="float">
            <text:p>2085.7</text:p>
          </table:table-cell>
          <table:table-cell office:value-type="float" office:value="2181.3" calcext:value-type="float">
            <text:p>2181.3</text:p>
          </table:table-cell>
          <table:table-cell office:value-type="float" office:value="2664.6" calcext:value-type="float">
            <text:p>2664.6</text:p>
          </table:table-cell>
          <table:table-cell office:value-type="float" office:value="1366.2" calcext:value-type="float">
            <text:p>1366.2</text:p>
          </table:table-cell>
          <table:table-cell office:value-type="float" office:value="1393.4" calcext:value-type="float">
            <text:p>1393.4</text:p>
          </table:table-cell>
          <table:table-cell office:value-type="float" office:value="1718.6" calcext:value-type="float">
            <text:p>1718.6</text:p>
          </table:table-cell>
          <table:table-cell office:value-type="float" office:value="2019.3" calcext:value-type="float">
            <text:p>2019.3</text:p>
          </table:table-cell>
          <table:table-cell office:value-type="float" office:value="2357" calcext:value-type="float">
            <text:p>2357</text:p>
          </table:table-cell>
          <table:table-cell office:value-type="float" office:value="2255.7" calcext:value-type="float">
            <text:p>2255.7</text:p>
          </table:table-cell>
          <table:table-cell office:value-type="float" office:value="2460.7" calcext:value-type="float">
            <text:p>2460.7</text:p>
          </table:table-cell>
          <table:table-cell office:value-type="float" office:value="2610.6" calcext:value-type="float">
            <text:p>2610.6</text:p>
          </table:table-cell>
          <table:table-cell office:value-type="float" office:value="2394.3" calcext:value-type="float">
            <text:p>2394.3</text:p>
          </table:table-cell>
          <table:table-cell office:value-type="float" office:value="1258.8" calcext:value-type="float">
            <text:p>1258.8</text:p>
          </table:table-cell>
          <table:table-cell office:value-type="float" office:value="1330.1" calcext:value-type="float">
            <text:p>1330.1</text:p>
          </table:table-cell>
          <table:table-cell office:value-type="float" office:value="2405.7" calcext:value-type="float">
            <text:p>2405.7</text:p>
          </table:table-cell>
          <table:table-cell office:value-type="float" office:value="2466.1" calcext:value-type="float">
            <text:p>2466.1</text:p>
          </table:table-cell>
          <table:table-cell office:value-type="float" office:value="2677.4" calcext:value-type="float">
            <text:p>2677.4</text:p>
          </table:table-cell>
          <table:table-cell office:value-type="float" office:value="2771.4" calcext:value-type="float">
            <text:p>2771.4</text:p>
          </table:table-cell>
          <table:table-cell office:value-type="float" office:value="2686.2" calcext:value-type="float">
            <text:p>2686.2</text:p>
          </table:table-cell>
          <table:table-cell office:value-type="float" office:value="1088.2" calcext:value-type="float">
            <text:p>1088.2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5537.8" calcext:value-type="float">
            <text:p>5537.8</text:p>
          </table:table-cell>
          <table:table-cell office:value-type="float" office:value="5844.9" calcext:value-type="float">
            <text:p>5844.9</text:p>
          </table:table-cell>
          <table:table-cell office:value-type="float" office:value="5723.2" calcext:value-type="float">
            <text:p>5723.2</text:p>
          </table:table-cell>
          <table:table-cell office:value-type="float" office:value="5465.5" calcext:value-type="float">
            <text:p>5465.5</text:p>
          </table:table-cell>
          <table:table-cell office:value-type="float" office:value="4962.7" calcext:value-type="float">
            <text:p>4962.7</text:p>
          </table:table-cell>
          <table:table-cell office:value-type="float" office:value="4218.6" calcext:value-type="float">
            <text:p>4218.6</text:p>
          </table:table-cell>
          <table:table-cell office:value-type="float" office:value="3423.5" calcext:value-type="float">
            <text:p>3423.5</text:p>
          </table:table-cell>
          <table:table-cell office:value-type="float" office:value="3151.5" calcext:value-type="float">
            <text:p>3151.5</text:p>
          </table:table-cell>
          <table:table-cell office:value-type="float" office:value="3086.9" calcext:value-type="float">
            <text:p>3086.9</text:p>
          </table:table-cell>
          <table:table-cell office:value-type="float" office:value="2730.5" calcext:value-type="float">
            <text:p>2730.5</text:p>
          </table:table-cell>
          <table:table-cell office:value-type="float" office:value="2865.6" calcext:value-type="float">
            <text:p>2865.6</text:p>
          </table:table-cell>
          <table:table-cell office:value-type="float" office:value="2688.5" calcext:value-type="float">
            <text:p>2688.5</text:p>
          </table:table-cell>
          <table:table-cell office:value-type="float" office:value="2738" calcext:value-type="float">
            <text:p>2738</text:p>
          </table:table-cell>
          <table:table-cell office:value-type="float" office:value="2725.3" calcext:value-type="float">
            <text:p>2725.3</text:p>
          </table:table-cell>
          <table:table-cell office:value-type="float" office:value="2774.5" calcext:value-type="float">
            <text:p>2774.5</text:p>
          </table:table-cell>
          <table:table-cell office:value-type="float" office:value="2262.5" calcext:value-type="float">
            <text:p>2262.5</text:p>
          </table:table-cell>
          <table:table-cell office:value-type="float" office:value="4548.8" calcext:value-type="float">
            <text:p>4548.8</text:p>
          </table:table-cell>
          <table:table-cell office:value-type="float" office:value="5118.8" calcext:value-type="float">
            <text:p>5118.8</text:p>
          </table:table-cell>
          <table:table-cell office:value-type="float" office:value="5078.8" calcext:value-type="float">
            <text:p>5078.8</text:p>
          </table:table-cell>
          <table:table-cell office:value-type="float" office:value="5033" calcext:value-type="float">
            <text:p>5033</text:p>
          </table:table-cell>
          <table:table-cell office:value-type="float" office:value="5367.4" calcext:value-type="float">
            <text:p>5367.4</text:p>
          </table:table-cell>
          <table:table-cell office:value-type="float" office:value="5617.5" calcext:value-type="float">
            <text:p>5617.5</text:p>
          </table:table-cell>
          <table:table-cell office:value-type="float" office:value="5491.3" calcext:value-type="float">
            <text:p>5491.3</text:p>
          </table:table-cell>
          <table:table-cell office:value-type="float" office:value="5640" calcext:value-type="float">
            <text:p>5640</text:p>
          </table:table-cell>
          <table:table-cell office:value-type="float" office:value="5577.4" calcext:value-type="float">
            <text:p>5577.4</text:p>
          </table:table-cell>
          <table:table-cell office:value-type="float" office:value="5682.3" calcext:value-type="float">
            <text:p>5682.3</text:p>
          </table:table-cell>
          <table:table-cell office:value-type="float" office:value="5896.2" calcext:value-type="float">
            <text:p>5896.2</text:p>
          </table:table-cell>
          <table:table-cell office:value-type="float" office:value="5803.5" calcext:value-type="float">
            <text:p>5803.5</text:p>
          </table:table-cell>
          <table:table-cell office:value-type="float" office:value="5833.9" calcext:value-type="float">
            <text:p>5833.9</text:p>
          </table:table-cell>
          <table:table-cell office:value-type="float" office:value="5828.1" calcext:value-type="float">
            <text:p>5828.1</text:p>
          </table:table-cell>
          <table:table-cell office:value-type="float" office:value="5779.4" calcext:value-type="float">
            <text:p>5779.4</text:p>
          </table:table-cell>
          <table:table-cell office:value-type="float" office:value="1962.9" calcext:value-type="float">
            <text:p>1962.9</text:p>
          </table:table-cell>
          <table:table-cell office:value-type="float" office:value="5896.1" calcext:value-type="float">
            <text:p>5896.1</text:p>
          </table:table-cell>
          <table:table-cell office:value-type="float" office:value="5800" calcext:value-type="float">
            <text:p>5800</text:p>
          </table:table-cell>
          <table:table-cell office:value-type="float" office:value="5892.2" calcext:value-type="float">
            <text:p>5892.2</text:p>
          </table:table-cell>
          <table:table-cell office:value-type="float" office:value="5921.1" calcext:value-type="float">
            <text:p>5921.1</text:p>
          </table:table-cell>
          <table:table-cell office:value-type="float" office:value="5876.4" calcext:value-type="float">
            <text:p>5876.4</text:p>
          </table:table-cell>
          <table:table-cell office:value-type="float" office:value="5865.4" calcext:value-type="float">
            <text:p>5865.4</text:p>
          </table:table-cell>
          <table:table-cell office:value-type="float" office:value="5909.2" calcext:value-type="float">
            <text:p>5909.2</text:p>
          </table:table-cell>
          <table:table-cell office:value-type="float" office:value="5859.5" calcext:value-type="float">
            <text:p>5859.5</text:p>
          </table:table-cell>
          <table:table-cell office:value-type="float" office:value="5889.5" calcext:value-type="float">
            <text:p>5889.5</text:p>
          </table:table-cell>
          <table:table-cell office:value-type="float" office:value="5871.6" calcext:value-type="float">
            <text:p>5871.6</text:p>
          </table:table-cell>
          <table:table-cell office:value-type="float" office:value="5907" calcext:value-type="float">
            <text:p>5907</text:p>
          </table:table-cell>
          <table:table-cell office:value-type="float" office:value="5894.3" calcext:value-type="float">
            <text:p>5894.3</text:p>
          </table:table-cell>
          <table:table-cell office:value-type="float" office:value="5905.7" calcext:value-type="float">
            <text:p>5905.7</text:p>
          </table:table-cell>
          <table:table-cell office:value-type="float" office:value="5836.3" calcext:value-type="float">
            <text:p>5836.3</text:p>
          </table:table-cell>
          <table:table-cell office:value-type="float" office:value="5909.3" calcext:value-type="float">
            <text:p>5909.3</text:p>
          </table:table-cell>
          <table:table-cell office:value-type="float" office:value="2856" calcext:value-type="float">
            <text:p>2856</text:p>
          </table:table-cell>
          <table:table-cell office:value-type="float" office:value="5932.8" calcext:value-type="float">
            <text:p>5932.8</text:p>
          </table:table-cell>
          <table:table-cell office:value-type="float" office:value="5900.3" calcext:value-type="float">
            <text:p>5900.3</text:p>
          </table:table-cell>
          <table:table-cell office:value-type="float" office:value="5845.9" calcext:value-type="float">
            <text:p>5845.9</text:p>
          </table:table-cell>
          <table:table-cell office:value-type="float" office:value="5883.5" calcext:value-type="float">
            <text:p>5883.5</text:p>
          </table:table-cell>
          <table:table-cell office:value-type="float" office:value="5857" calcext:value-type="float">
            <text:p>5857</text:p>
          </table:table-cell>
          <table:table-cell office:value-type="float" office:value="5935.7" calcext:value-type="float">
            <text:p>5935.7</text:p>
          </table:table-cell>
          <table:table-cell office:value-type="float" office:value="4096.8" calcext:value-type="float">
            <text:p>4096.8</text:p>
          </table:table-cell>
          <table:table-cell office:value-type="float" office:value="4046.1" calcext:value-type="float">
            <text:p>4046.1</text:p>
          </table:table-cell>
          <table:table-cell office:value-type="float" office:value="5911.4" calcext:value-type="float">
            <text:p>5911.4</text:p>
          </table:table-cell>
          <table:table-cell office:value-type="float" office:value="5915.6" calcext:value-type="float">
            <text:p>5915.6</text:p>
          </table:table-cell>
          <table:table-cell office:value-type="float" office:value="4050.3" calcext:value-type="float">
            <text:p>4050.3</text:p>
          </table:table-cell>
          <table:table-cell office:value-type="float" office:value="5891.8" calcext:value-type="float">
            <text:p>5891.8</text:p>
          </table:table-cell>
          <table:table-cell office:value-type="float" office:value="3958.5" calcext:value-type="float">
            <text:p>3958.5</text:p>
          </table:table-cell>
          <table:table-cell office:value-type="float" office:value="4102.6" calcext:value-type="float">
            <text:p>4102.6</text:p>
          </table:table-cell>
          <table:table-cell office:value-type="float" office:value="5758.6" calcext:value-type="float">
            <text:p>5758.6</text:p>
          </table:table-cell>
          <table:table-cell office:value-type="float" office:value="1762.8" calcext:value-type="float">
            <text:p>1762.8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5984.9" calcext:value-type="float">
            <text:p>5984.9</text:p>
          </table:table-cell>
          <table:table-cell office:value-type="float" office:value="5973.9" calcext:value-type="float">
            <text:p>5973.9</text:p>
          </table:table-cell>
          <table:table-cell office:value-type="float" office:value="5937.5" calcext:value-type="float">
            <text:p>5937.5</text:p>
          </table:table-cell>
          <table:table-cell office:value-type="float" office:value="5882.9" calcext:value-type="float">
            <text:p>5882.9</text:p>
          </table:table-cell>
          <table:table-cell office:value-type="float" office:value="5857.1" calcext:value-type="float">
            <text:p>5857.1</text:p>
          </table:table-cell>
          <table:table-cell office:value-type="float" office:value="5804.4" calcext:value-type="float">
            <text:p>5804.4</text:p>
          </table:table-cell>
          <table:table-cell office:value-type="float" office:value="5740.9" calcext:value-type="float">
            <text:p>5740.9</text:p>
          </table:table-cell>
          <table:table-cell office:value-type="float" office:value="5628.1" calcext:value-type="float">
            <text:p>5628.1</text:p>
          </table:table-cell>
          <table:table-cell office:value-type="float" office:value="5329.6" calcext:value-type="float">
            <text:p>5329.6</text:p>
          </table:table-cell>
          <table:table-cell office:value-type="float" office:value="5495.2" calcext:value-type="float">
            <text:p>5495.2</text:p>
          </table:table-cell>
          <table:table-cell office:value-type="float" office:value="5353.8" calcext:value-type="float">
            <text:p>5353.8</text:p>
          </table:table-cell>
          <table:table-cell office:value-type="float" office:value="5338.7" calcext:value-type="float">
            <text:p>5338.7</text:p>
          </table:table-cell>
          <table:table-cell office:value-type="float" office:value="5363.5" calcext:value-type="float">
            <text:p>5363.5</text:p>
          </table:table-cell>
          <table:table-cell office:value-type="float" office:value="5376.2" calcext:value-type="float">
            <text:p>5376.2</text:p>
          </table:table-cell>
          <table:table-cell office:value-type="float" office:value="5296" calcext:value-type="float">
            <text:p>5296</text:p>
          </table:table-cell>
          <table:table-cell office:value-type="float" office:value="4176.7" calcext:value-type="float">
            <text:p>4176.7</text:p>
          </table:table-cell>
          <table:table-cell office:value-type="float" office:value="5182" calcext:value-type="float">
            <text:p>5182</text:p>
          </table:table-cell>
          <table:table-cell office:value-type="float" office:value="5170.6" calcext:value-type="float">
            <text:p>5170.6</text:p>
          </table:table-cell>
          <table:table-cell office:value-type="float" office:value="5825.5" calcext:value-type="float">
            <text:p>5825.5</text:p>
          </table:table-cell>
          <table:table-cell office:value-type="float" office:value="5098.2" calcext:value-type="float">
            <text:p>5098.2</text:p>
          </table:table-cell>
          <table:table-cell office:value-type="float" office:value="5786.9" calcext:value-type="float">
            <text:p>5786.9</text:p>
          </table:table-cell>
          <table:table-cell office:value-type="float" office:value="5820.8" calcext:value-type="float">
            <text:p>5820.8</text:p>
          </table:table-cell>
          <table:table-cell office:value-type="float" office:value="5855.2" calcext:value-type="float">
            <text:p>5855.2</text:p>
          </table:table-cell>
          <table:table-cell office:value-type="float" office:value="4853.8" calcext:value-type="float">
            <text:p>4853.8</text:p>
          </table:table-cell>
          <table:table-cell office:value-type="float" office:value="4798.9" calcext:value-type="float">
            <text:p>4798.9</text:p>
          </table:table-cell>
          <table:table-cell office:value-type="float" office:value="5771.5" calcext:value-type="float">
            <text:p>5771.5</text:p>
          </table:table-cell>
          <table:table-cell office:value-type="float" office:value="5809.5" calcext:value-type="float">
            <text:p>5809.5</text:p>
          </table:table-cell>
          <table:table-cell office:value-type="float" office:value="5785.7" calcext:value-type="float">
            <text:p>5785.7</text:p>
          </table:table-cell>
          <table:table-cell office:value-type="float" office:value="5803.8" calcext:value-type="float">
            <text:p>5803.8</text:p>
          </table:table-cell>
          <table:table-cell office:value-type="float" office:value="5797.1" calcext:value-type="float">
            <text:p>5797.1</text:p>
          </table:table-cell>
          <table:table-cell office:value-type="float" office:value="5813.6" calcext:value-type="float">
            <text:p>5813.6</text:p>
          </table:table-cell>
          <table:table-cell office:value-type="float" office:value="3085.2" calcext:value-type="float">
            <text:p>3085.2</text:p>
          </table:table-cell>
          <table:table-cell office:value-type="float" office:value="4765.5" calcext:value-type="float">
            <text:p>4765.5</text:p>
          </table:table-cell>
          <table:table-cell office:value-type="float" office:value="4703.5" calcext:value-type="float">
            <text:p>4703.5</text:p>
          </table:table-cell>
          <table:table-cell office:value-type="float" office:value="5858.9" calcext:value-type="float">
            <text:p>5858.9</text:p>
          </table:table-cell>
          <table:table-cell office:value-type="float" office:value="4788" calcext:value-type="float">
            <text:p>4788</text:p>
          </table:table-cell>
          <table:table-cell office:value-type="float" office:value="5924.5" calcext:value-type="float">
            <text:p>5924.5</text:p>
          </table:table-cell>
          <table:table-cell office:value-type="float" office:value="4610.6" calcext:value-type="float">
            <text:p>4610.6</text:p>
          </table:table-cell>
          <table:table-cell office:value-type="float" office:value="4725.8" calcext:value-type="float">
            <text:p>4725.8</text:p>
          </table:table-cell>
          <table:table-cell office:value-type="float" office:value="4743.8" calcext:value-type="float">
            <text:p>4743.8</text:p>
          </table:table-cell>
          <table:table-cell office:value-type="float" office:value="4736.3" calcext:value-type="float">
            <text:p>4736.3</text:p>
          </table:table-cell>
          <table:table-cell office:value-type="float" office:value="5963.8" calcext:value-type="float">
            <text:p>5963.8</text:p>
          </table:table-cell>
          <table:table-cell office:value-type="float" office:value="4835.9" calcext:value-type="float">
            <text:p>4835.9</text:p>
          </table:table-cell>
          <table:table-cell office:value-type="float" office:value="5953.5" calcext:value-type="float">
            <text:p>5953.5</text:p>
          </table:table-cell>
          <table:table-cell office:value-type="float" office:value="4756.2" calcext:value-type="float">
            <text:p>4756.2</text:p>
          </table:table-cell>
          <table:table-cell office:value-type="float" office:value="4718.8" calcext:value-type="float">
            <text:p>4718.8</text:p>
          </table:table-cell>
          <table:table-cell office:value-type="float" office:value="5963.7" calcext:value-type="float">
            <text:p>5963.7</text:p>
          </table:table-cell>
          <table:table-cell office:value-type="float" office:value="3705.6" calcext:value-type="float">
            <text:p>3705.6</text:p>
          </table:table-cell>
          <table:table-cell office:value-type="float" office:value="4774.7" calcext:value-type="float">
            <text:p>4774.7</text:p>
          </table:table-cell>
          <table:table-cell office:value-type="float" office:value="5897.6" calcext:value-type="float">
            <text:p>5897.6</text:p>
          </table:table-cell>
          <table:table-cell office:value-type="float" office:value="4743.8" calcext:value-type="float">
            <text:p>4743.8</text:p>
          </table:table-cell>
          <table:table-cell office:value-type="float" office:value="4873.7" calcext:value-type="float">
            <text:p>4873.7</text:p>
          </table:table-cell>
          <table:table-cell office:value-type="float" office:value="4875.2" calcext:value-type="float">
            <text:p>4875.2</text:p>
          </table:table-cell>
          <table:table-cell office:value-type="float" office:value="4948.1" calcext:value-type="float">
            <text:p>4948.1</text:p>
          </table:table-cell>
          <table:table-cell office:value-type="float" office:value="4869" calcext:value-type="float">
            <text:p>4869</text:p>
          </table:table-cell>
          <table:table-cell office:value-type="float" office:value="4986.1" calcext:value-type="float">
            <text:p>4986.1</text:p>
          </table:table-cell>
          <table:table-cell office:value-type="float" office:value="5085.2" calcext:value-type="float">
            <text:p>5085.2</text:p>
          </table:table-cell>
          <table:table-cell office:value-type="float" office:value="5076.1" calcext:value-type="float">
            <text:p>5076.1</text:p>
          </table:table-cell>
          <table:table-cell office:value-type="float" office:value="5059.4" calcext:value-type="float">
            <text:p>5059.4</text:p>
          </table:table-cell>
          <table:table-cell office:value-type="float" office:value="5045.9" calcext:value-type="float">
            <text:p>5045.9</text:p>
          </table:table-cell>
          <table:table-cell office:value-type="float" office:value="5047.2" calcext:value-type="float">
            <text:p>5047.2</text:p>
          </table:table-cell>
          <table:table-cell office:value-type="float" office:value="5199.5" calcext:value-type="float">
            <text:p>5199.5</text:p>
          </table:table-cell>
          <table:table-cell office:value-type="float" office:value="5966.1" calcext:value-type="float">
            <text:p>5966.1</text:p>
          </table:table-cell>
          <table:table-cell office:value-type="float" office:value="3301.3" calcext:value-type="float">
            <text:p>3301.3</text:p>
          </table:table-cell>
        </table:table-row>
        <table:table-row table:style-name="ro1">
          <table:table-cell office:value-type="string" calcext:value-type="string">
            <text:p>1024k</text:p>
          </table:table-cell>
          <table:table-cell office:value-type="float" office:value="5987.2" calcext:value-type="float">
            <text:p>5987.2</text:p>
          </table:table-cell>
          <table:table-cell office:value-type="float" office:value="5987.7" calcext:value-type="float">
            <text:p>5987.7</text:p>
          </table:table-cell>
          <table:table-cell office:value-type="float" office:value="5986.2" calcext:value-type="float">
            <text:p>5986.2</text:p>
          </table:table-cell>
          <table:table-cell office:value-type="float" office:value="5987.6" calcext:value-type="float">
            <text:p>5987.6</text:p>
          </table:table-cell>
          <table:table-cell office:value-type="float" office:value="5984.5" calcext:value-type="float">
            <text:p>5984.5</text:p>
          </table:table-cell>
          <table:table-cell office:value-type="float" office:value="5984.3" calcext:value-type="float">
            <text:p>5984.3</text:p>
          </table:table-cell>
          <table:table-cell office:value-type="float" office:value="5983.4" calcext:value-type="float">
            <text:p>5983.4</text:p>
          </table:table-cell>
          <table:table-cell office:value-type="float" office:value="5984.8" calcext:value-type="float">
            <text:p>5984.8</text:p>
          </table:table-cell>
          <table:table-cell office:value-type="float" office:value="5977.6" calcext:value-type="float">
            <text:p>5977.6</text:p>
          </table:table-cell>
          <table:table-cell office:value-type="float" office:value="5978.5" calcext:value-type="float">
            <text:p>5978.5</text:p>
          </table:table-cell>
          <table:table-cell office:value-type="float" office:value="5979" calcext:value-type="float">
            <text:p>5979</text:p>
          </table:table-cell>
          <table:table-cell office:value-type="float" office:value="5968.6" calcext:value-type="float">
            <text:p>5968.6</text:p>
          </table:table-cell>
          <table:table-cell office:value-type="float" office:value="5938.3" calcext:value-type="float">
            <text:p>5938.3</text:p>
          </table:table-cell>
          <table:table-cell office:value-type="float" office:value="5874.8" calcext:value-type="float">
            <text:p>5874.8</text:p>
          </table:table-cell>
          <table:table-cell office:value-type="float" office:value="5784" calcext:value-type="float">
            <text:p>5784</text:p>
          </table:table-cell>
          <table:table-cell office:value-type="float" office:value="4723.2" calcext:value-type="float">
            <text:p>4723.2</text:p>
          </table:table-cell>
          <table:table-cell office:value-type="float" office:value="5604.5" calcext:value-type="float">
            <text:p>5604.5</text:p>
          </table:table-cell>
          <table:table-cell office:value-type="float" office:value="5562" calcext:value-type="float">
            <text:p>5562</text:p>
          </table:table-cell>
          <table:table-cell office:value-type="float" office:value="5445" calcext:value-type="float">
            <text:p>5445</text:p>
          </table:table-cell>
          <table:table-cell office:value-type="float" office:value="5367.8" calcext:value-type="float">
            <text:p>5367.8</text:p>
          </table:table-cell>
          <table:table-cell office:value-type="float" office:value="5323.1" calcext:value-type="float">
            <text:p>5323.1</text:p>
          </table:table-cell>
          <table:table-cell office:value-type="float" office:value="5256.2" calcext:value-type="float">
            <text:p>5256.2</text:p>
          </table:table-cell>
          <table:table-cell office:value-type="float" office:value="5194.2" calcext:value-type="float">
            <text:p>5194.2</text:p>
          </table:table-cell>
          <table:table-cell office:value-type="float" office:value="5130.4" calcext:value-type="float">
            <text:p>5130.4</text:p>
          </table:table-cell>
          <table:table-cell office:value-type="float" office:value="5139.9" calcext:value-type="float">
            <text:p>5139.9</text:p>
          </table:table-cell>
          <table:table-cell office:value-type="float" office:value="5097.7" calcext:value-type="float">
            <text:p>5097.7</text:p>
          </table:table-cell>
          <table:table-cell office:value-type="float" office:value="5103.3" calcext:value-type="float">
            <text:p>5103.3</text:p>
          </table:table-cell>
          <table:table-cell office:value-type="float" office:value="5173.1" calcext:value-type="float">
            <text:p>5173.1</text:p>
          </table:table-cell>
          <table:table-cell office:value-type="float" office:value="5191.7" calcext:value-type="float">
            <text:p>5191.7</text:p>
          </table:table-cell>
          <table:table-cell office:value-type="float" office:value="5111.5" calcext:value-type="float">
            <text:p>5111.5</text:p>
          </table:table-cell>
          <table:table-cell office:value-type="float" office:value="5266.2" calcext:value-type="float">
            <text:p>5266.2</text:p>
          </table:table-cell>
          <table:table-cell office:value-type="float" office:value="3785.2" calcext:value-type="float">
            <text:p>3785.2</text:p>
          </table:table-cell>
          <table:table-cell office:value-type="float" office:value="5973.6" calcext:value-type="float">
            <text:p>5973.6</text:p>
          </table:table-cell>
          <table:table-cell office:value-type="float" office:value="5237.1" calcext:value-type="float">
            <text:p>5237.1</text:p>
          </table:table-cell>
          <table:table-cell office:value-type="float" office:value="5369.4" calcext:value-type="float">
            <text:p>5369.4</text:p>
          </table:table-cell>
          <table:table-cell office:value-type="float" office:value="5556.9" calcext:value-type="float">
            <text:p>5556.9</text:p>
          </table:table-cell>
          <table:table-cell office:value-type="float" office:value="5570" calcext:value-type="float">
            <text:p>5570</text:p>
          </table:table-cell>
          <table:table-cell office:value-type="float" office:value="5731.3" calcext:value-type="float">
            <text:p>5731.3</text:p>
          </table:table-cell>
          <table:table-cell office:value-type="float" office:value="5605.7" calcext:value-type="float">
            <text:p>5605.7</text:p>
          </table:table-cell>
          <table:table-cell office:value-type="float" office:value="5616.6" calcext:value-type="float">
            <text:p>5616.6</text:p>
          </table:table-cell>
          <table:table-cell office:value-type="float" office:value="5757.3" calcext:value-type="float">
            <text:p>5757.3</text:p>
          </table:table-cell>
          <table:table-cell office:value-type="float" office:value="5848" calcext:value-type="float">
            <text:p>5848</text:p>
          </table:table-cell>
          <table:table-cell office:value-type="float" office:value="5846.8" calcext:value-type="float">
            <text:p>5846.8</text:p>
          </table:table-cell>
          <table:table-cell office:value-type="float" office:value="5888.1" calcext:value-type="float">
            <text:p>5888.1</text:p>
          </table:table-cell>
          <table:table-cell office:value-type="float" office:value="5893.6" calcext:value-type="float">
            <text:p>5893.6</text:p>
          </table:table-cell>
          <table:table-cell office:value-type="float" office:value="5904.4" calcext:value-type="float">
            <text:p>5904.4</text:p>
          </table:table-cell>
          <table:table-cell office:value-type="float" office:value="5905" calcext:value-type="float">
            <text:p>5905</text:p>
          </table:table-cell>
          <table:table-cell office:value-type="float" office:value="3949.8" calcext:value-type="float">
            <text:p>3949.8</text:p>
          </table:table-cell>
          <table:table-cell office:value-type="float" office:value="5889.8" calcext:value-type="float">
            <text:p>5889.8</text:p>
          </table:table-cell>
          <table:table-cell office:value-type="float" office:value="5951.8" calcext:value-type="float">
            <text:p>5951.8</text:p>
          </table:table-cell>
          <table:table-cell office:value-type="float" office:value="5902.2" calcext:value-type="float">
            <text:p>5902.2</text:p>
          </table:table-cell>
          <table:table-cell office:value-type="float" office:value="5924.8" calcext:value-type="float">
            <text:p>5924.8</text:p>
          </table:table-cell>
          <table:table-cell office:value-type="float" office:value="5936.1" calcext:value-type="float">
            <text:p>5936.1</text:p>
          </table:table-cell>
          <table:table-cell office:value-type="float" office:value="5950.7" calcext:value-type="float">
            <text:p>5950.7</text:p>
          </table:table-cell>
          <table:table-cell office:value-type="float" office:value="5973" calcext:value-type="float">
            <text:p>5973</text:p>
          </table:table-cell>
          <table:table-cell office:value-type="float" office:value="5952.8" calcext:value-type="float">
            <text:p>5952.8</text:p>
          </table:table-cell>
          <table:table-cell office:value-type="float" office:value="5940.8" calcext:value-type="float">
            <text:p>5940.8</text:p>
          </table:table-cell>
          <table:table-cell office:value-type="float" office:value="5928.6" calcext:value-type="float">
            <text:p>5928.6</text:p>
          </table:table-cell>
          <table:table-cell office:value-type="float" office:value="5948.5" calcext:value-type="float">
            <text:p>5948.5</text:p>
          </table:table-cell>
          <table:table-cell office:value-type="float" office:value="5938.6" calcext:value-type="float">
            <text:p>5938.6</text:p>
          </table:table-cell>
          <table:table-cell office:value-type="float" office:value="5943" calcext:value-type="float">
            <text:p>5943</text:p>
          </table:table-cell>
          <table:table-cell office:value-type="float" office:value="5942.7" calcext:value-type="float">
            <text:p>5942.7</text:p>
          </table:table-cell>
          <table:table-cell office:value-type="float" office:value="5957.5" calcext:value-type="float">
            <text:p>5957.5</text:p>
          </table:table-cell>
          <table:table-cell office:value-type="float" office:value="3783.8" calcext:value-type="float">
            <text:p>3783.8</text:p>
          </table:table-cell>
        </table:table-row>
        <table:table-row table:style-name="ro1">
          <table:table-cell office:value-type="string" calcext:value-type="string">
            <text:p>512k</text:p>
          </table:table-cell>
          <table:table-cell office:value-type="float" office:value="5987.3" calcext:value-type="float">
            <text:p>5987.3</text:p>
          </table:table-cell>
          <table:table-cell office:value-type="float" office:value="5987.1" calcext:value-type="float">
            <text:p>5987.1</text:p>
          </table:table-cell>
          <table:table-cell office:value-type="float" office:value="5983.6" calcext:value-type="float">
            <text:p>5983.6</text:p>
          </table:table-cell>
          <table:table-cell office:value-type="float" office:value="5982.8" calcext:value-type="float">
            <text:p>5982.8</text:p>
          </table:table-cell>
          <table:table-cell office:value-type="float" office:value="5984.8" calcext:value-type="float">
            <text:p>5984.8</text:p>
          </table:table-cell>
          <table:table-cell office:value-type="float" office:value="5975.1" calcext:value-type="float">
            <text:p>5975.1</text:p>
          </table:table-cell>
          <table:table-cell office:value-type="float" office:value="5976.5" calcext:value-type="float">
            <text:p>5976.5</text:p>
          </table:table-cell>
          <table:table-cell office:value-type="float" office:value="5979.3" calcext:value-type="float">
            <text:p>5979.3</text:p>
          </table:table-cell>
          <table:table-cell office:value-type="float" office:value="5975.1" calcext:value-type="float">
            <text:p>5975.1</text:p>
          </table:table-cell>
          <table:table-cell office:value-type="float" office:value="5973.9" calcext:value-type="float">
            <text:p>5973.9</text:p>
          </table:table-cell>
          <table:table-cell office:value-type="float" office:value="5951.1" calcext:value-type="float">
            <text:p>5951.1</text:p>
          </table:table-cell>
          <table:table-cell office:value-type="float" office:value="5960.7" calcext:value-type="float">
            <text:p>5960.7</text:p>
          </table:table-cell>
          <table:table-cell office:value-type="float" office:value="5946.6" calcext:value-type="float">
            <text:p>5946.6</text:p>
          </table:table-cell>
          <table:table-cell office:value-type="float" office:value="5919" calcext:value-type="float">
            <text:p>5919</text:p>
          </table:table-cell>
          <table:table-cell office:value-type="float" office:value="5934.6" calcext:value-type="float">
            <text:p>5934.6</text:p>
          </table:table-cell>
          <table:table-cell office:value-type="float" office:value="4779.8" calcext:value-type="float">
            <text:p>4779.8</text:p>
          </table:table-cell>
          <table:table-cell office:value-type="float" office:value="5893.7" calcext:value-type="float">
            <text:p>5893.7</text:p>
          </table:table-cell>
          <table:table-cell office:value-type="float" office:value="5906.2" calcext:value-type="float">
            <text:p>5906.2</text:p>
          </table:table-cell>
          <table:table-cell office:value-type="float" office:value="5899.1" calcext:value-type="float">
            <text:p>5899.1</text:p>
          </table:table-cell>
          <table:table-cell office:value-type="float" office:value="5864.1" calcext:value-type="float">
            <text:p>5864.1</text:p>
          </table:table-cell>
          <table:table-cell office:value-type="float" office:value="5888.8" calcext:value-type="float">
            <text:p>5888.8</text:p>
          </table:table-cell>
          <table:table-cell office:value-type="float" office:value="5882.3" calcext:value-type="float">
            <text:p>5882.3</text:p>
          </table:table-cell>
          <table:table-cell office:value-type="float" office:value="5865.5" calcext:value-type="float">
            <text:p>5865.5</text:p>
          </table:table-cell>
          <table:table-cell office:value-type="float" office:value="5893.1" calcext:value-type="float">
            <text:p>5893.1</text:p>
          </table:table-cell>
          <table:table-cell office:value-type="float" office:value="5904.8" calcext:value-type="float">
            <text:p>5904.8</text:p>
          </table:table-cell>
          <table:table-cell office:value-type="float" office:value="5929" calcext:value-type="float">
            <text:p>5929</text:p>
          </table:table-cell>
          <table:table-cell office:value-type="float" office:value="5904.3" calcext:value-type="float">
            <text:p>5904.3</text:p>
          </table:table-cell>
          <table:table-cell office:value-type="float" office:value="5873.5" calcext:value-type="float">
            <text:p>5873.5</text:p>
          </table:table-cell>
          <table:table-cell office:value-type="float" office:value="5897.6" calcext:value-type="float">
            <text:p>5897.6</text:p>
          </table:table-cell>
          <table:table-cell office:value-type="float" office:value="5932.2" calcext:value-type="float">
            <text:p>5932.2</text:p>
          </table:table-cell>
          <table:table-cell office:value-type="float" office:value="5904.5" calcext:value-type="float">
            <text:p>5904.5</text:p>
          </table:table-cell>
          <table:table-cell office:value-type="float" office:value="3988.1" calcext:value-type="float">
            <text:p>3988.1</text:p>
          </table:table-cell>
          <table:table-cell office:value-type="float" office:value="5915.5" calcext:value-type="float">
            <text:p>5915.5</text:p>
          </table:table-cell>
          <table:table-cell office:value-type="float" office:value="5927.2" calcext:value-type="float">
            <text:p>5927.2</text:p>
          </table:table-cell>
          <table:table-cell office:value-type="float" office:value="5919.9" calcext:value-type="float">
            <text:p>5919.9</text:p>
          </table:table-cell>
          <table:table-cell office:value-type="float" office:value="5939.8" calcext:value-type="float">
            <text:p>5939.8</text:p>
          </table:table-cell>
          <table:table-cell office:value-type="float" office:value="5896.6" calcext:value-type="float">
            <text:p>5896.6</text:p>
          </table:table-cell>
          <table:table-cell office:value-type="float" office:value="5952.1" calcext:value-type="float">
            <text:p>5952.1</text:p>
          </table:table-cell>
          <table:table-cell office:value-type="float" office:value="5938.9" calcext:value-type="float">
            <text:p>5938.9</text:p>
          </table:table-cell>
          <table:table-cell office:value-type="float" office:value="5894.8" calcext:value-type="float">
            <text:p>5894.8</text:p>
          </table:table-cell>
          <table:table-cell office:value-type="float" office:value="5939.1" calcext:value-type="float">
            <text:p>5939.1</text:p>
          </table:table-cell>
          <table:table-cell office:value-type="float" office:value="5941.6" calcext:value-type="float">
            <text:p>5941.6</text:p>
          </table:table-cell>
          <table:table-cell office:value-type="float" office:value="5941.3" calcext:value-type="float">
            <text:p>5941.3</text:p>
          </table:table-cell>
          <table:table-cell office:value-type="float" office:value="5936" calcext:value-type="float">
            <text:p>5936</text:p>
          </table:table-cell>
          <table:table-cell office:value-type="float" office:value="5902.9" calcext:value-type="float">
            <text:p>5902.9</text:p>
          </table:table-cell>
          <table:table-cell office:value-type="float" office:value="5956" calcext:value-type="float">
            <text:p>5956</text:p>
          </table:table-cell>
          <table:table-cell office:value-type="float" office:value="5921.3" calcext:value-type="float">
            <text:p>5921.3</text:p>
          </table:table-cell>
          <table:table-cell office:value-type="float" office:value="5897.9" calcext:value-type="float">
            <text:p>5897.9</text:p>
          </table:table-cell>
          <table:table-cell office:value-type="float" office:value="5915.6" calcext:value-type="float">
            <text:p>5915.6</text:p>
          </table:table-cell>
          <table:table-cell office:value-type="float" office:value="5939.4" calcext:value-type="float">
            <text:p>5939.4</text:p>
          </table:table-cell>
          <table:table-cell office:value-type="float" office:value="5933.6" calcext:value-type="float">
            <text:p>5933.6</text:p>
          </table:table-cell>
          <table:table-cell office:value-type="float" office:value="5920.6" calcext:value-type="float">
            <text:p>5920.6</text:p>
          </table:table-cell>
          <table:table-cell office:value-type="float" office:value="5923.3" calcext:value-type="float">
            <text:p>5923.3</text:p>
          </table:table-cell>
          <table:table-cell office:value-type="float" office:value="5936.1" calcext:value-type="float">
            <text:p>5936.1</text:p>
          </table:table-cell>
          <table:table-cell office:value-type="float" office:value="5932.5" calcext:value-type="float">
            <text:p>5932.5</text:p>
          </table:table-cell>
          <table:table-cell office:value-type="float" office:value="5939.2" calcext:value-type="float">
            <text:p>5939.2</text:p>
          </table:table-cell>
          <table:table-cell office:value-type="float" office:value="5892" calcext:value-type="float">
            <text:p>5892</text:p>
          </table:table-cell>
          <table:table-cell office:value-type="float" office:value="5933.3" calcext:value-type="float">
            <text:p>5933.3</text:p>
          </table:table-cell>
          <table:table-cell office:value-type="float" office:value="5885.4" calcext:value-type="float">
            <text:p>5885.4</text:p>
          </table:table-cell>
          <table:table-cell office:value-type="float" office:value="5912.9" calcext:value-type="float">
            <text:p>5912.9</text:p>
          </table:table-cell>
          <table:table-cell office:value-type="float" office:value="5931.2" calcext:value-type="float">
            <text:p>5931.2</text:p>
          </table:table-cell>
          <table:table-cell office:value-type="float" office:value="5914.4" calcext:value-type="float">
            <text:p>5914.4</text:p>
          </table:table-cell>
          <table:table-cell office:value-type="float" office:value="5906.7" calcext:value-type="float">
            <text:p>5906.7</text:p>
          </table:table-cell>
          <table:table-cell office:value-type="float" office:value="4017.1" calcext:value-type="float">
            <text:p>4017.1</text:p>
          </table:table-cell>
        </table:table-row>
        <table:table-row table:style-name="ro1">
          <table:table-cell office:value-type="string" calcext:value-type="string">
            <text:p>256k</text:p>
          </table:table-cell>
          <table:table-cell office:value-type="float" office:value="5779" calcext:value-type="float">
            <text:p>5779</text:p>
          </table:table-cell>
          <table:table-cell office:value-type="float" office:value="5987.4" calcext:value-type="float">
            <text:p>5987.4</text:p>
          </table:table-cell>
          <table:table-cell office:value-type="float" office:value="5973.2" calcext:value-type="float">
            <text:p>5973.2</text:p>
          </table:table-cell>
          <table:table-cell office:value-type="float" office:value="5984.5" calcext:value-type="float">
            <text:p>5984.5</text:p>
          </table:table-cell>
          <table:table-cell office:value-type="float" office:value="5980.9" calcext:value-type="float">
            <text:p>5980.9</text:p>
          </table:table-cell>
          <table:table-cell office:value-type="float" office:value="5975.1" calcext:value-type="float">
            <text:p>5975.1</text:p>
          </table:table-cell>
          <table:table-cell office:value-type="float" office:value="5980.4" calcext:value-type="float">
            <text:p>5980.4</text:p>
          </table:table-cell>
          <table:table-cell office:value-type="float" office:value="5969.7" calcext:value-type="float">
            <text:p>5969.7</text:p>
          </table:table-cell>
          <table:table-cell office:value-type="float" office:value="5961.4" calcext:value-type="float">
            <text:p>5961.4</text:p>
          </table:table-cell>
          <table:table-cell office:value-type="float" office:value="5966.8" calcext:value-type="float">
            <text:p>5966.8</text:p>
          </table:table-cell>
          <table:table-cell office:value-type="float" office:value="5958.9" calcext:value-type="float">
            <text:p>5958.9</text:p>
          </table:table-cell>
          <table:table-cell office:value-type="float" office:value="5947" calcext:value-type="float">
            <text:p>5947</text:p>
          </table:table-cell>
          <table:table-cell office:value-type="float" office:value="5951.4" calcext:value-type="float">
            <text:p>5951.4</text:p>
          </table:table-cell>
          <table:table-cell office:value-type="float" office:value="5969.5" calcext:value-type="float">
            <text:p>5969.5</text:p>
          </table:table-cell>
          <table:table-cell office:value-type="float" office:value="5961.3" calcext:value-type="float">
            <text:p>5961.3</text:p>
          </table:table-cell>
          <table:table-cell office:value-type="float" office:value="5923.9" calcext:value-type="float">
            <text:p>5923.9</text:p>
          </table:table-cell>
          <table:table-cell office:value-type="float" office:value="5963.9" calcext:value-type="float">
            <text:p>5963.9</text:p>
          </table:table-cell>
          <table:table-cell office:value-type="float" office:value="5957.3" calcext:value-type="float">
            <text:p>5957.3</text:p>
          </table:table-cell>
          <table:table-cell office:value-type="float" office:value="5964.4" calcext:value-type="float">
            <text:p>5964.4</text:p>
          </table:table-cell>
          <table:table-cell office:value-type="float" office:value="5952.7" calcext:value-type="float">
            <text:p>5952.7</text:p>
          </table:table-cell>
          <table:table-cell office:value-type="float" office:value="5952.9" calcext:value-type="float">
            <text:p>5952.9</text:p>
          </table:table-cell>
          <table:table-cell office:value-type="float" office:value="5940.8" calcext:value-type="float">
            <text:p>5940.8</text:p>
          </table:table-cell>
          <table:table-cell office:value-type="float" office:value="5953.5" calcext:value-type="float">
            <text:p>5953.5</text:p>
          </table:table-cell>
          <table:table-cell office:value-type="float" office:value="5936.4" calcext:value-type="float">
            <text:p>5936.4</text:p>
          </table:table-cell>
          <table:table-cell office:value-type="float" office:value="5952.9" calcext:value-type="float">
            <text:p>5952.9</text:p>
          </table:table-cell>
          <table:table-cell office:value-type="float" office:value="5926.2" calcext:value-type="float">
            <text:p>5926.2</text:p>
          </table:table-cell>
          <table:table-cell office:value-type="float" office:value="5947.8" calcext:value-type="float">
            <text:p>5947.8</text:p>
          </table:table-cell>
          <table:table-cell office:value-type="float" office:value="5951.3" calcext:value-type="float">
            <text:p>5951.3</text:p>
          </table:table-cell>
          <table:table-cell office:value-type="float" office:value="5933.3" calcext:value-type="float">
            <text:p>5933.3</text:p>
          </table:table-cell>
          <table:table-cell office:value-type="float" office:value="5951.6" calcext:value-type="float">
            <text:p>5951.6</text:p>
          </table:table-cell>
          <table:table-cell office:value-type="float" office:value="5937.7" calcext:value-type="float">
            <text:p>5937.7</text:p>
          </table:table-cell>
          <table:table-cell office:value-type="float" office:value="5807.8" calcext:value-type="float">
            <text:p>5807.8</text:p>
          </table:table-cell>
          <table:table-cell office:value-type="float" office:value="5945.3" calcext:value-type="float">
            <text:p>5945.3</text:p>
          </table:table-cell>
          <table:table-cell office:value-type="float" office:value="5938.2" calcext:value-type="float">
            <text:p>5938.2</text:p>
          </table:table-cell>
          <table:table-cell office:value-type="float" office:value="5902.7" calcext:value-type="float">
            <text:p>5902.7</text:p>
          </table:table-cell>
          <table:table-cell office:value-type="float" office:value="5925.8" calcext:value-type="float">
            <text:p>5925.8</text:p>
          </table:table-cell>
          <table:table-cell office:value-type="float" office:value="5939.7" calcext:value-type="float">
            <text:p>5939.7</text:p>
          </table:table-cell>
          <table:table-cell office:value-type="float" office:value="5910.8" calcext:value-type="float">
            <text:p>5910.8</text:p>
          </table:table-cell>
          <table:table-cell office:value-type="float" office:value="5896.7" calcext:value-type="float">
            <text:p>5896.7</text:p>
          </table:table-cell>
          <table:table-cell office:value-type="float" office:value="5915.6" calcext:value-type="float">
            <text:p>5915.6</text:p>
          </table:table-cell>
          <table:table-cell office:value-type="float" office:value="5916.6" calcext:value-type="float">
            <text:p>5916.6</text:p>
          </table:table-cell>
          <table:table-cell office:value-type="float" office:value="5902.9" calcext:value-type="float">
            <text:p>5902.9</text:p>
          </table:table-cell>
          <table:table-cell office:value-type="float" office:value="5913.6" calcext:value-type="float">
            <text:p>5913.6</text:p>
          </table:table-cell>
          <table:table-cell office:value-type="float" office:value="5930.8" calcext:value-type="float">
            <text:p>5930.8</text:p>
          </table:table-cell>
          <table:table-cell office:value-type="float" office:value="5902.9" calcext:value-type="float">
            <text:p>5902.9</text:p>
          </table:table-cell>
          <table:table-cell office:value-type="float" office:value="5889" calcext:value-type="float">
            <text:p>5889</text:p>
          </table:table-cell>
          <table:table-cell office:value-type="float" office:value="5905.7" calcext:value-type="float">
            <text:p>5905.7</text:p>
          </table:table-cell>
          <table:table-cell office:value-type="float" office:value="5923.5" calcext:value-type="float">
            <text:p>5923.5</text:p>
          </table:table-cell>
          <table:table-cell office:value-type="float" office:value="5915.1" calcext:value-type="float">
            <text:p>5915.1</text:p>
          </table:table-cell>
          <table:table-cell office:value-type="float" office:value="5874.8" calcext:value-type="float">
            <text:p>5874.8</text:p>
          </table:table-cell>
          <table:table-cell office:value-type="float" office:value="5909" calcext:value-type="float">
            <text:p>5909</text:p>
          </table:table-cell>
          <table:table-cell office:value-type="float" office:value="5909.5" calcext:value-type="float">
            <text:p>5909.5</text:p>
          </table:table-cell>
          <table:table-cell office:value-type="float" office:value="5897.8" calcext:value-type="float">
            <text:p>5897.8</text:p>
          </table:table-cell>
          <table:table-cell office:value-type="float" office:value="5906.6" calcext:value-type="float">
            <text:p>5906.6</text:p>
          </table:table-cell>
          <table:table-cell office:value-type="float" office:value="5885.5" calcext:value-type="float">
            <text:p>5885.5</text:p>
          </table:table-cell>
          <table:table-cell office:value-type="float" office:value="5879.4" calcext:value-type="float">
            <text:p>5879.4</text:p>
          </table:table-cell>
          <table:table-cell office:value-type="float" office:value="5907.2" calcext:value-type="float">
            <text:p>5907.2</text:p>
          </table:table-cell>
          <table:table-cell office:value-type="float" office:value="5907.7" calcext:value-type="float">
            <text:p>5907.7</text:p>
          </table:table-cell>
          <table:table-cell office:value-type="float" office:value="5894.8" calcext:value-type="float">
            <text:p>5894.8</text:p>
          </table:table-cell>
          <table:table-cell office:value-type="float" office:value="5865.2" calcext:value-type="float">
            <text:p>5865.2</text:p>
          </table:table-cell>
          <table:table-cell office:value-type="float" office:value="5882.4" calcext:value-type="float">
            <text:p>5882.4</text:p>
          </table:table-cell>
          <table:table-cell office:value-type="float" office:value="5891.3" calcext:value-type="float">
            <text:p>5891.3</text:p>
          </table:table-cell>
          <table:table-cell office:value-type="float" office:value="5890" calcext:value-type="float">
            <text:p>5890</text:p>
          </table:table-cell>
          <table:table-cell office:value-type="float" office:value="5817.7" calcext:value-type="float">
            <text:p>5817.7</text:p>
          </table:table-cell>
        </table:table-row>
        <table:table-row table:style-name="ro1">
          <table:table-cell office:value-type="string" calcext:value-type="string">
            <text:p>128k</text:p>
          </table:table-cell>
          <table:table-cell office:value-type="float" office:value="5990" calcext:value-type="float">
            <text:p>5990</text:p>
          </table:table-cell>
          <table:table-cell office:value-type="float" office:value="5988.9" calcext:value-type="float">
            <text:p>5988.9</text:p>
          </table:table-cell>
          <table:table-cell office:value-type="float" office:value="5989.5" calcext:value-type="float">
            <text:p>5989.5</text:p>
          </table:table-cell>
          <table:table-cell office:value-type="float" office:value="5986.3" calcext:value-type="float">
            <text:p>5986.3</text:p>
          </table:table-cell>
          <table:table-cell office:value-type="float" office:value="5975.5" calcext:value-type="float">
            <text:p>5975.5</text:p>
          </table:table-cell>
          <table:table-cell office:value-type="float" office:value="5974.4" calcext:value-type="float">
            <text:p>5974.4</text:p>
          </table:table-cell>
          <table:table-cell table:number-columns-repeated="2" office:value-type="float" office:value="5974.1" calcext:value-type="float">
            <text:p>5974.1</text:p>
          </table:table-cell>
          <table:table-cell office:value-type="float" office:value="5957.3" calcext:value-type="float">
            <text:p>5957.3</text:p>
          </table:table-cell>
          <table:table-cell office:value-type="float" office:value="5970" calcext:value-type="float">
            <text:p>5970</text:p>
          </table:table-cell>
          <table:table-cell office:value-type="float" office:value="5955" calcext:value-type="float">
            <text:p>5955</text:p>
          </table:table-cell>
          <table:table-cell office:value-type="float" office:value="5949.4" calcext:value-type="float">
            <text:p>5949.4</text:p>
          </table:table-cell>
          <table:table-cell office:value-type="float" office:value="5954.2" calcext:value-type="float">
            <text:p>5954.2</text:p>
          </table:table-cell>
          <table:table-cell office:value-type="float" office:value="5936.2" calcext:value-type="float">
            <text:p>5936.2</text:p>
          </table:table-cell>
          <table:table-cell office:value-type="float" office:value="5951.6" calcext:value-type="float">
            <text:p>5951.6</text:p>
          </table:table-cell>
          <table:table-cell office:value-type="float" office:value="5935.9" calcext:value-type="float">
            <text:p>5935.9</text:p>
          </table:table-cell>
          <table:table-cell office:value-type="float" office:value="5930.9" calcext:value-type="float">
            <text:p>5930.9</text:p>
          </table:table-cell>
          <table:table-cell office:value-type="float" office:value="5933.6" calcext:value-type="float">
            <text:p>5933.6</text:p>
          </table:table-cell>
          <table:table-cell office:value-type="float" office:value="5927.1" calcext:value-type="float">
            <text:p>5927.1</text:p>
          </table:table-cell>
          <table:table-cell office:value-type="float" office:value="5915.6" calcext:value-type="float">
            <text:p>5915.6</text:p>
          </table:table-cell>
          <table:table-cell office:value-type="float" office:value="5916.3" calcext:value-type="float">
            <text:p>5916.3</text:p>
          </table:table-cell>
          <table:table-cell office:value-type="float" office:value="5935.5" calcext:value-type="float">
            <text:p>5935.5</text:p>
          </table:table-cell>
          <table:table-cell office:value-type="float" office:value="5923.3" calcext:value-type="float">
            <text:p>5923.3</text:p>
          </table:table-cell>
          <table:table-cell office:value-type="float" office:value="5897.9" calcext:value-type="float">
            <text:p>5897.9</text:p>
          </table:table-cell>
          <table:table-cell office:value-type="float" office:value="5885.4" calcext:value-type="float">
            <text:p>5885.4</text:p>
          </table:table-cell>
          <table:table-cell office:value-type="float" office:value="5909.5" calcext:value-type="float">
            <text:p>5909.5</text:p>
          </table:table-cell>
          <table:table-cell office:value-type="float" office:value="5918.1" calcext:value-type="float">
            <text:p>5918.1</text:p>
          </table:table-cell>
          <table:table-cell office:value-type="float" office:value="5897.2" calcext:value-type="float">
            <text:p>5897.2</text:p>
          </table:table-cell>
          <table:table-cell office:value-type="float" office:value="5883.1" calcext:value-type="float">
            <text:p>5883.1</text:p>
          </table:table-cell>
          <table:table-cell office:value-type="float" office:value="5884.2" calcext:value-type="float">
            <text:p>5884.2</text:p>
          </table:table-cell>
          <table:table-cell office:value-type="float" office:value="5891.3" calcext:value-type="float">
            <text:p>5891.3</text:p>
          </table:table-cell>
          <table:table-cell office:value-type="float" office:value="5837.7" calcext:value-type="float">
            <text:p>5837.7</text:p>
          </table:table-cell>
          <table:table-cell office:value-type="float" office:value="5895" calcext:value-type="float">
            <text:p>5895</text:p>
          </table:table-cell>
          <table:table-cell office:value-type="float" office:value="5890.9" calcext:value-type="float">
            <text:p>5890.9</text:p>
          </table:table-cell>
          <table:table-cell office:value-type="float" office:value="5872.3" calcext:value-type="float">
            <text:p>5872.3</text:p>
          </table:table-cell>
          <table:table-cell office:value-type="float" office:value="5879" calcext:value-type="float">
            <text:p>5879</text:p>
          </table:table-cell>
          <table:table-cell office:value-type="float" office:value="5896.2" calcext:value-type="float">
            <text:p>5896.2</text:p>
          </table:table-cell>
          <table:table-cell office:value-type="float" office:value="5882.5" calcext:value-type="float">
            <text:p>5882.5</text:p>
          </table:table-cell>
          <table:table-cell office:value-type="float" office:value="5875.2" calcext:value-type="float">
            <text:p>5875.2</text:p>
          </table:table-cell>
          <table:table-cell office:value-type="float" office:value="5876.5" calcext:value-type="float">
            <text:p>5876.5</text:p>
          </table:table-cell>
          <table:table-cell office:value-type="float" office:value="5859.3" calcext:value-type="float">
            <text:p>5859.3</text:p>
          </table:table-cell>
          <table:table-cell office:value-type="float" office:value="5848.8" calcext:value-type="float">
            <text:p>5848.8</text:p>
          </table:table-cell>
          <table:table-cell office:value-type="float" office:value="5863.4" calcext:value-type="float">
            <text:p>5863.4</text:p>
          </table:table-cell>
          <table:table-cell office:value-type="float" office:value="5873.6" calcext:value-type="float">
            <text:p>5873.6</text:p>
          </table:table-cell>
          <table:table-cell office:value-type="float" office:value="5863.8" calcext:value-type="float">
            <text:p>5863.8</text:p>
          </table:table-cell>
          <table:table-cell office:value-type="float" office:value="5869.5" calcext:value-type="float">
            <text:p>5869.5</text:p>
          </table:table-cell>
          <table:table-cell office:value-type="float" office:value="5850" calcext:value-type="float">
            <text:p>5850</text:p>
          </table:table-cell>
          <table:table-cell office:value-type="float" office:value="5826.3" calcext:value-type="float">
            <text:p>5826.3</text:p>
          </table:table-cell>
          <table:table-cell office:value-type="float" office:value="5836.4" calcext:value-type="float">
            <text:p>5836.4</text:p>
          </table:table-cell>
          <table:table-cell office:value-type="float" office:value="5843.3" calcext:value-type="float">
            <text:p>5843.3</text:p>
          </table:table-cell>
          <table:table-cell office:value-type="float" office:value="5844.4" calcext:value-type="float">
            <text:p>5844.4</text:p>
          </table:table-cell>
          <table:table-cell office:value-type="float" office:value="5826.3" calcext:value-type="float">
            <text:p>5826.3</text:p>
          </table:table-cell>
          <table:table-cell office:value-type="float" office:value="5847.5" calcext:value-type="float">
            <text:p>5847.5</text:p>
          </table:table-cell>
          <table:table-cell office:value-type="float" office:value="5849.6" calcext:value-type="float">
            <text:p>5849.6</text:p>
          </table:table-cell>
          <table:table-cell office:value-type="float" office:value="5845.1" calcext:value-type="float">
            <text:p>5845.1</text:p>
          </table:table-cell>
          <table:table-cell office:value-type="float" office:value="5831.2" calcext:value-type="float">
            <text:p>5831.2</text:p>
          </table:table-cell>
          <table:table-cell office:value-type="float" office:value="5822" calcext:value-type="float">
            <text:p>5822</text:p>
          </table:table-cell>
          <table:table-cell office:value-type="float" office:value="5815.1" calcext:value-type="float">
            <text:p>5815.1</text:p>
          </table:table-cell>
          <table:table-cell office:value-type="float" office:value="5825.4" calcext:value-type="float">
            <text:p>5825.4</text:p>
          </table:table-cell>
          <table:table-cell office:value-type="float" office:value="5813.8" calcext:value-type="float">
            <text:p>5813.8</text:p>
          </table:table-cell>
          <table:table-cell office:value-type="float" office:value="5829.9" calcext:value-type="float">
            <text:p>5829.9</text:p>
          </table:table-cell>
          <table:table-cell office:value-type="float" office:value="5826.3" calcext:value-type="float">
            <text:p>5826.3</text:p>
          </table:table-cell>
          <table:table-cell office:value-type="float" office:value="5796.5" calcext:value-type="float">
            <text:p>5796.5</text:p>
          </table:table-cell>
          <table:table-cell office:value-type="float" office:value="5797.9" calcext:value-type="float">
            <text:p>5797.9</text:p>
          </table:table-cell>
        </table:table-row>
        <table:table-row table:style-name="ro1">
          <table:table-cell office:value-type="string" calcext:value-type="string">
            <text:p>64k</text:p>
          </table:table-cell>
          <table:table-cell office:value-type="float" office:value="5991.1" calcext:value-type="float">
            <text:p>5991.1</text:p>
          </table:table-cell>
          <table:table-cell office:value-type="float" office:value="5986.3" calcext:value-type="float">
            <text:p>5986.3</text:p>
          </table:table-cell>
          <table:table-cell office:value-type="float" office:value="5970.5" calcext:value-type="float">
            <text:p>5970.5</text:p>
          </table:table-cell>
          <table:table-cell office:value-type="float" office:value="5972.3" calcext:value-type="float">
            <text:p>5972.3</text:p>
          </table:table-cell>
          <table:table-cell office:value-type="float" office:value="5957" calcext:value-type="float">
            <text:p>5957</text:p>
          </table:table-cell>
          <table:table-cell office:value-type="float" office:value="5946.8" calcext:value-type="float">
            <text:p>5946.8</text:p>
          </table:table-cell>
          <table:table-cell office:value-type="float" office:value="5954.3" calcext:value-type="float">
            <text:p>5954.3</text:p>
          </table:table-cell>
          <table:table-cell office:value-type="float" office:value="5942.8" calcext:value-type="float">
            <text:p>5942.8</text:p>
          </table:table-cell>
          <table:table-cell office:value-type="float" office:value="5925.8" calcext:value-type="float">
            <text:p>5925.8</text:p>
          </table:table-cell>
          <table:table-cell office:value-type="float" office:value="5937.1" calcext:value-type="float">
            <text:p>5937.1</text:p>
          </table:table-cell>
          <table:table-cell office:value-type="float" office:value="5930.8" calcext:value-type="float">
            <text:p>5930.8</text:p>
          </table:table-cell>
          <table:table-cell office:value-type="float" office:value="5908.1" calcext:value-type="float">
            <text:p>5908.1</text:p>
          </table:table-cell>
          <table:table-cell office:value-type="float" office:value="5892.9" calcext:value-type="float">
            <text:p>5892.9</text:p>
          </table:table-cell>
          <table:table-cell office:value-type="float" office:value="5897.2" calcext:value-type="float">
            <text:p>5897.2</text:p>
          </table:table-cell>
          <table:table-cell office:value-type="float" office:value="5903.3" calcext:value-type="float">
            <text:p>5903.3</text:p>
          </table:table-cell>
          <table:table-cell office:value-type="float" office:value="5911.9" calcext:value-type="float">
            <text:p>5911.9</text:p>
          </table:table-cell>
          <table:table-cell office:value-type="float" office:value="5890.9" calcext:value-type="float">
            <text:p>5890.9</text:p>
          </table:table-cell>
          <table:table-cell office:value-type="float" office:value="5863.8" calcext:value-type="float">
            <text:p>5863.8</text:p>
          </table:table-cell>
          <table:table-cell office:value-type="float" office:value="5874.5" calcext:value-type="float">
            <text:p>5874.5</text:p>
          </table:table-cell>
          <table:table-cell office:value-type="float" office:value="5876.5" calcext:value-type="float">
            <text:p>5876.5</text:p>
          </table:table-cell>
          <table:table-cell office:value-type="float" office:value="5875.2" calcext:value-type="float">
            <text:p>5875.2</text:p>
          </table:table-cell>
          <table:table-cell office:value-type="float" office:value="5882.9" calcext:value-type="float">
            <text:p>5882.9</text:p>
          </table:table-cell>
          <table:table-cell office:value-type="float" office:value="5869.5" calcext:value-type="float">
            <text:p>5869.5</text:p>
          </table:table-cell>
          <table:table-cell office:value-type="float" office:value="5846.2" calcext:value-type="float">
            <text:p>5846.2</text:p>
          </table:table-cell>
          <table:table-cell office:value-type="float" office:value="5843.3" calcext:value-type="float">
            <text:p>5843.3</text:p>
          </table:table-cell>
          <table:table-cell office:value-type="float" office:value="5815.5" calcext:value-type="float">
            <text:p>5815.5</text:p>
          </table:table-cell>
          <table:table-cell office:value-type="float" office:value="5827.1" calcext:value-type="float">
            <text:p>5827.1</text:p>
          </table:table-cell>
          <table:table-cell office:value-type="float" office:value="5854.6" calcext:value-type="float">
            <text:p>5854.6</text:p>
          </table:table-cell>
          <table:table-cell office:value-type="float" office:value="5839.2" calcext:value-type="float">
            <text:p>5839.2</text:p>
          </table:table-cell>
          <table:table-cell office:value-type="float" office:value="5838.7" calcext:value-type="float">
            <text:p>5838.7</text:p>
          </table:table-cell>
          <table:table-cell office:value-type="float" office:value="5813.4" calcext:value-type="float">
            <text:p>5813.4</text:p>
          </table:table-cell>
          <table:table-cell office:value-type="float" office:value="5797.9" calcext:value-type="float">
            <text:p>5797.9</text:p>
          </table:table-cell>
          <table:table-cell office:value-type="float" office:value="5803.8" calcext:value-type="float">
            <text:p>5803.8</text:p>
          </table:table-cell>
          <table:table-cell office:value-type="float" office:value="5811.2" calcext:value-type="float">
            <text:p>5811.2</text:p>
          </table:table-cell>
          <table:table-cell office:value-type="float" office:value="5770.8" calcext:value-type="float">
            <text:p>5770.8</text:p>
          </table:table-cell>
          <table:table-cell office:value-type="float" office:value="5781.8" calcext:value-type="float">
            <text:p>5781.8</text:p>
          </table:table-cell>
          <table:table-cell office:value-type="float" office:value="5773" calcext:value-type="float">
            <text:p>5773</text:p>
          </table:table-cell>
          <table:table-cell office:value-type="float" office:value="5770.5" calcext:value-type="float">
            <text:p>5770.5</text:p>
          </table:table-cell>
          <table:table-cell office:value-type="float" office:value="5762.2" calcext:value-type="float">
            <text:p>5762.2</text:p>
          </table:table-cell>
          <table:table-cell office:value-type="float" office:value="5776.9" calcext:value-type="float">
            <text:p>5776.9</text:p>
          </table:table-cell>
          <table:table-cell office:value-type="float" office:value="5799.6" calcext:value-type="float">
            <text:p>5799.6</text:p>
          </table:table-cell>
          <table:table-cell office:value-type="float" office:value="5762.2" calcext:value-type="float">
            <text:p>5762.2</text:p>
          </table:table-cell>
          <table:table-cell office:value-type="float" office:value="5765.7" calcext:value-type="float">
            <text:p>5765.7</text:p>
          </table:table-cell>
          <table:table-cell office:value-type="float" office:value="5755.4" calcext:value-type="float">
            <text:p>5755.4</text:p>
          </table:table-cell>
          <table:table-cell office:value-type="float" office:value="5734.4" calcext:value-type="float">
            <text:p>5734.4</text:p>
          </table:table-cell>
          <table:table-cell office:value-type="float" office:value="5716.5" calcext:value-type="float">
            <text:p>5716.5</text:p>
          </table:table-cell>
          <table:table-cell office:value-type="float" office:value="5725" calcext:value-type="float">
            <text:p>5725</text:p>
          </table:table-cell>
          <table:table-cell office:value-type="float" office:value="5738" calcext:value-type="float">
            <text:p>5738</text:p>
          </table:table-cell>
          <table:table-cell office:value-type="float" office:value="5716.5" calcext:value-type="float">
            <text:p>5716.5</text:p>
          </table:table-cell>
          <table:table-cell office:value-type="float" office:value="5718.6" calcext:value-type="float">
            <text:p>5718.6</text:p>
          </table:table-cell>
          <table:table-cell office:value-type="float" office:value="5709.3" calcext:value-type="float">
            <text:p>5709.3</text:p>
          </table:table-cell>
          <table:table-cell office:value-type="float" office:value="5720.3" calcext:value-type="float">
            <text:p>5720.3</text:p>
          </table:table-cell>
          <table:table-cell office:value-type="float" office:value="5715.3" calcext:value-type="float">
            <text:p>5715.3</text:p>
          </table:table-cell>
          <table:table-cell office:value-type="float" office:value="5714.8" calcext:value-type="float">
            <text:p>5714.8</text:p>
          </table:table-cell>
          <table:table-cell office:value-type="float" office:value="5719" calcext:value-type="float">
            <text:p>5719</text:p>
          </table:table-cell>
          <table:table-cell office:value-type="float" office:value="5706" calcext:value-type="float">
            <text:p>5706</text:p>
          </table:table-cell>
          <table:table-cell office:value-type="float" office:value="5692.5" calcext:value-type="float">
            <text:p>5692.5</text:p>
          </table:table-cell>
          <table:table-cell office:value-type="float" office:value="5660.8" calcext:value-type="float">
            <text:p>5660.8</text:p>
          </table:table-cell>
          <table:table-cell office:value-type="float" office:value="5679.6" calcext:value-type="float">
            <text:p>5679.6</text:p>
          </table:table-cell>
          <table:table-cell office:value-type="float" office:value="5657" calcext:value-type="float">
            <text:p>5657</text:p>
          </table:table-cell>
          <table:table-cell office:value-type="float" office:value="5657.7" calcext:value-type="float">
            <text:p>5657.7</text:p>
          </table:table-cell>
          <table:table-cell office:value-type="float" office:value="5639.5" calcext:value-type="float">
            <text:p>5639.5</text:p>
          </table:table-cell>
          <table:table-cell office:value-type="float" office:value="5620.9" calcext:value-type="float">
            <text:p>5620.9</text:p>
          </table:table-cell>
          <table:table-cell office:value-type="float" office:value="5631.9" calcext:value-type="float">
            <text:p>5631.9</text:p>
          </table:table-cell>
        </table:table-row>
        <table:table-row table:style-name="ro1">
          <table:table-cell office:value-type="string" calcext:value-type="string">
            <text:p>32k</text:p>
          </table:table-cell>
          <table:table-cell office:value-type="float" office:value="5985.4" calcext:value-type="float">
            <text:p>5985.4</text:p>
          </table:table-cell>
          <table:table-cell office:value-type="float" office:value="5972.3" calcext:value-type="float">
            <text:p>5972.3</text:p>
          </table:table-cell>
          <table:table-cell office:value-type="float" office:value="5952" calcext:value-type="float">
            <text:p>5952</text:p>
          </table:table-cell>
          <table:table-cell office:value-type="float" office:value="5949.7" calcext:value-type="float">
            <text:p>5949.7</text:p>
          </table:table-cell>
          <table:table-cell office:value-type="float" office:value="5911.4" calcext:value-type="float">
            <text:p>5911.4</text:p>
          </table:table-cell>
          <table:table-cell office:value-type="float" office:value="5908.1" calcext:value-type="float">
            <text:p>5908.1</text:p>
          </table:table-cell>
          <table:table-cell office:value-type="float" office:value="5903.2" calcext:value-type="float">
            <text:p>5903.2</text:p>
          </table:table-cell>
          <table:table-cell office:value-type="float" office:value="5905.1" calcext:value-type="float">
            <text:p>5905.1</text:p>
          </table:table-cell>
          <table:table-cell office:value-type="float" office:value="5886.6" calcext:value-type="float">
            <text:p>5886.6</text:p>
          </table:table-cell>
          <table:table-cell office:value-type="float" office:value="5876.5" calcext:value-type="float">
            <text:p>5876.5</text:p>
          </table:table-cell>
          <table:table-cell office:value-type="float" office:value="5845.9" calcext:value-type="float">
            <text:p>5845.9</text:p>
          </table:table-cell>
          <table:table-cell office:value-type="float" office:value="5846.2" calcext:value-type="float">
            <text:p>5846.2</text:p>
          </table:table-cell>
          <table:table-cell office:value-type="float" office:value="5826.3" calcext:value-type="float">
            <text:p>5826.3</text:p>
          </table:table-cell>
          <table:table-cell office:value-type="float" office:value="5842.9" calcext:value-type="float">
            <text:p>5842.9</text:p>
          </table:table-cell>
          <table:table-cell office:value-type="float" office:value="5838.7" calcext:value-type="float">
            <text:p>5838.7</text:p>
          </table:table-cell>
          <table:table-cell office:value-type="float" office:value="5824.4" calcext:value-type="float">
            <text:p>5824.4</text:p>
          </table:table-cell>
          <table:table-cell office:value-type="float" office:value="5825.2" calcext:value-type="float">
            <text:p>5825.2</text:p>
          </table:table-cell>
          <table:table-cell office:value-type="float" office:value="5781.8" calcext:value-type="float">
            <text:p>5781.8</text:p>
          </table:table-cell>
          <table:table-cell office:value-type="float" office:value="5786" calcext:value-type="float">
            <text:p>5786</text:p>
          </table:table-cell>
          <table:table-cell office:value-type="float" office:value="5760.6" calcext:value-type="float">
            <text:p>5760.6</text:p>
          </table:table-cell>
          <table:table-cell office:value-type="float" office:value="5728.3" calcext:value-type="float">
            <text:p>5728.3</text:p>
          </table:table-cell>
          <table:table-cell office:value-type="float" office:value="5720" calcext:value-type="float">
            <text:p>5720</text:p>
          </table:table-cell>
          <table:table-cell office:value-type="float" office:value="5735" calcext:value-type="float">
            <text:p>5735</text:p>
          </table:table-cell>
          <table:table-cell office:value-type="float" office:value="5757.4" calcext:value-type="float">
            <text:p>5757.4</text:p>
          </table:table-cell>
          <table:table-cell office:value-type="float" office:value="5718.6" calcext:value-type="float">
            <text:p>5718.6</text:p>
          </table:table-cell>
          <table:table-cell office:value-type="float" office:value="5720.3" calcext:value-type="float">
            <text:p>5720.3</text:p>
          </table:table-cell>
          <table:table-cell office:value-type="float" office:value="5736.4" calcext:value-type="float">
            <text:p>5736.4</text:p>
          </table:table-cell>
          <table:table-cell office:value-type="float" office:value="5706" calcext:value-type="float">
            <text:p>5706</text:p>
          </table:table-cell>
          <table:table-cell office:value-type="float" office:value="5683.6" calcext:value-type="float">
            <text:p>5683.6</text:p>
          </table:table-cell>
          <table:table-cell office:value-type="float" office:value="5680.6" calcext:value-type="float">
            <text:p>5680.6</text:p>
          </table:table-cell>
          <table:table-cell office:value-type="float" office:value="5663.7" calcext:value-type="float">
            <text:p>5663.7</text:p>
          </table:table-cell>
          <table:table-cell office:value-type="float" office:value="5682" calcext:value-type="float">
            <text:p>5682</text:p>
          </table:table-cell>
          <table:table-cell office:value-type="float" office:value="5629.5" calcext:value-type="float">
            <text:p>5629.5</text:p>
          </table:table-cell>
          <table:table-cell office:value-type="float" office:value="5592" calcext:value-type="float">
            <text:p>5592</text:p>
          </table:table-cell>
          <table:table-cell office:value-type="float" office:value="5564.7" calcext:value-type="float">
            <text:p>5564.7</text:p>
          </table:table-cell>
          <table:table-cell office:value-type="float" office:value="5624.4" calcext:value-type="float">
            <text:p>5624.4</text:p>
          </table:table-cell>
          <table:table-cell office:value-type="float" office:value="5580.3" calcext:value-type="float">
            <text:p>5580.3</text:p>
          </table:table-cell>
          <table:table-cell office:value-type="float" office:value="5605.2" calcext:value-type="float">
            <text:p>5605.2</text:p>
          </table:table-cell>
          <table:table-cell office:value-type="float" office:value="5548.8" calcext:value-type="float">
            <text:p>5548.8</text:p>
          </table:table-cell>
          <table:table-cell office:value-type="float" office:value="5587.5" calcext:value-type="float">
            <text:p>5587.5</text:p>
          </table:table-cell>
          <table:table-cell office:value-type="float" office:value="5572.8" calcext:value-type="float">
            <text:p>5572.8</text:p>
          </table:table-cell>
          <table:table-cell office:value-type="float" office:value="5564.7" calcext:value-type="float">
            <text:p>5564.7</text:p>
          </table:table-cell>
          <table:table-cell office:value-type="float" office:value="5499.1" calcext:value-type="float">
            <text:p>5499.1</text:p>
          </table:table-cell>
          <table:table-cell office:value-type="float" office:value="10320.8" calcext:value-type="float">
            <text:p>10320.8</text:p>
          </table:table-cell>
          <table:table-cell office:value-type="float" office:value="10447.1" calcext:value-type="float">
            <text:p>10447.1</text:p>
          </table:table-cell>
          <table:table-cell office:value-type="float" office:value="10974.3" calcext:value-type="float">
            <text:p>10974.3</text:p>
          </table:table-cell>
          <table:table-cell office:value-type="float" office:value="11015.1" calcext:value-type="float">
            <text:p>11015.1</text:p>
          </table:table-cell>
          <table:table-cell office:value-type="float" office:value="5458.1" calcext:value-type="float">
            <text:p>5458.1</text:p>
          </table:table-cell>
          <table:table-cell office:value-type="float" office:value="5486.8" calcext:value-type="float">
            <text:p>5486.8</text:p>
          </table:table-cell>
          <table:table-cell office:value-type="float" office:value="5488.3" calcext:value-type="float">
            <text:p>5488.3</text:p>
          </table:table-cell>
          <table:table-cell office:value-type="float" office:value="12144.3" calcext:value-type="float">
            <text:p>12144.3</text:p>
          </table:table-cell>
          <table:table-cell office:value-type="float" office:value="5500.3" calcext:value-type="float">
            <text:p>5500.3</text:p>
          </table:table-cell>
          <table:table-cell office:value-type="float" office:value="5433.5" calcext:value-type="float">
            <text:p>5433.5</text:p>
          </table:table-cell>
          <table:table-cell office:value-type="float" office:value="5482.5" calcext:value-type="float">
            <text:p>5482.5</text:p>
          </table:table-cell>
          <table:table-cell office:value-type="float" office:value="5422.2" calcext:value-type="float">
            <text:p>5422.2</text:p>
          </table:table-cell>
          <table:table-cell office:value-type="float" office:value="5410.1" calcext:value-type="float">
            <text:p>5410.1</text:p>
          </table:table-cell>
          <table:table-cell office:value-type="float" office:value="14051.6" calcext:value-type="float">
            <text:p>14051.6</text:p>
          </table:table-cell>
          <table:table-cell office:value-type="float" office:value="13285.7" calcext:value-type="float">
            <text:p>13285.7</text:p>
          </table:table-cell>
          <table:table-cell office:value-type="float" office:value="13858.2" calcext:value-type="float">
            <text:p>13858.2</text:p>
          </table:table-cell>
          <table:table-cell office:value-type="float" office:value="13366.1" calcext:value-type="float">
            <text:p>13366.1</text:p>
          </table:table-cell>
          <table:table-cell office:value-type="float" office:value="13682.4" calcext:value-type="float">
            <text:p>13682.4</text:p>
          </table:table-cell>
          <table:table-cell office:value-type="float" office:value="13733.3" calcext:value-type="float">
            <text:p>13733.3</text:p>
          </table:table-cell>
          <table:table-cell office:value-type="float" office:value="14426.9" calcext:value-type="float">
            <text:p>14426.9</text:p>
          </table:table-cell>
          <table:table-cell office:value-type="float" office:value="14527.8" calcext:value-type="float">
            <text:p>14527.8</text:p>
          </table:table-cell>
        </table:table-row>
        <table:table-row table:style-name="ro1">
          <table:table-cell office:value-type="string" calcext:value-type="string">
            <text:p>16k</text:p>
          </table:table-cell>
          <table:table-cell office:value-type="float" office:value="5970.6" calcext:value-type="float">
            <text:p>5970.6</text:p>
          </table:table-cell>
          <table:table-cell office:value-type="float" office:value="5956.7" calcext:value-type="float">
            <text:p>5956.7</text:p>
          </table:table-cell>
          <table:table-cell office:value-type="float" office:value="5918.4" calcext:value-type="float">
            <text:p>5918.4</text:p>
          </table:table-cell>
          <table:table-cell office:value-type="float" office:value="5891.5" calcext:value-type="float">
            <text:p>5891.5</text:p>
          </table:table-cell>
          <table:table-cell office:value-type="float" office:value="5868.1" calcext:value-type="float">
            <text:p>5868.1</text:p>
          </table:table-cell>
          <table:table-cell office:value-type="float" office:value="5846.2" calcext:value-type="float">
            <text:p>5846.2</text:p>
          </table:table-cell>
          <table:table-cell office:value-type="float" office:value="5842.9" calcext:value-type="float">
            <text:p>5842.9</text:p>
          </table:table-cell>
          <table:table-cell office:value-type="float" office:value="5851" calcext:value-type="float">
            <text:p>5851</text:p>
          </table:table-cell>
          <table:table-cell office:value-type="float" office:value="5811.4" calcext:value-type="float">
            <text:p>5811.4</text:p>
          </table:table-cell>
          <table:table-cell office:value-type="float" office:value="5776.9" calcext:value-type="float">
            <text:p>5776.9</text:p>
          </table:table-cell>
          <table:table-cell office:value-type="float" office:value="5737.6" calcext:value-type="float">
            <text:p>5737.6</text:p>
          </table:table-cell>
          <table:table-cell office:value-type="float" office:value="5738" calcext:value-type="float">
            <text:p>5738</text:p>
          </table:table-cell>
          <table:table-cell office:value-type="float" office:value="5699.6" calcext:value-type="float">
            <text:p>5699.6</text:p>
          </table:table-cell>
          <table:table-cell office:value-type="float" office:value="5661.7" calcext:value-type="float">
            <text:p>5661.7</text:p>
          </table:table-cell>
          <table:table-cell office:value-type="float" office:value="5657" calcext:value-type="float">
            <text:p>5657</text:p>
          </table:table-cell>
          <table:table-cell office:value-type="float" office:value="5682" calcext:value-type="float">
            <text:p>5682</text:p>
          </table:table-cell>
          <table:table-cell office:value-type="float" office:value="5618.2" calcext:value-type="float">
            <text:p>5618.2</text:p>
          </table:table-cell>
          <table:table-cell office:value-type="float" office:value="5624.4" calcext:value-type="float">
            <text:p>5624.4</text:p>
          </table:table-cell>
          <table:table-cell office:value-type="float" office:value="5576.1" calcext:value-type="float">
            <text:p>5576.1</text:p>
          </table:table-cell>
          <table:table-cell office:value-type="float" office:value="5557.1" calcext:value-type="float">
            <text:p>5557.1</text:p>
          </table:table-cell>
          <table:table-cell office:value-type="float" office:value="5564.7" calcext:value-type="float">
            <text:p>5564.7</text:p>
          </table:table-cell>
          <table:table-cell office:value-type="float" office:value="10207.4" calcext:value-type="float">
            <text:p>10207.4</text:p>
          </table:table-cell>
          <table:table-cell office:value-type="float" office:value="10840.5" calcext:value-type="float">
            <text:p>10840.5</text:p>
          </table:table-cell>
          <table:table-cell office:value-type="float" office:value="5458.1" calcext:value-type="float">
            <text:p>5458.1</text:p>
          </table:table-cell>
          <table:table-cell office:value-type="float" office:value="5488.3" calcext:value-type="float">
            <text:p>5488.3</text:p>
          </table:table-cell>
          <table:table-cell office:value-type="float" office:value="5462.1" calcext:value-type="float">
            <text:p>5462.1</text:p>
          </table:table-cell>
          <table:table-cell office:value-type="float" office:value="5443" calcext:value-type="float">
            <text:p>5443</text:p>
          </table:table-cell>
          <table:table-cell office:value-type="float" office:value="5410.1" calcext:value-type="float">
            <text:p>5410.1</text:p>
          </table:table-cell>
          <table:table-cell office:value-type="float" office:value="5416.5" calcext:value-type="float">
            <text:p>5416.5</text:p>
          </table:table-cell>
          <table:table-cell office:value-type="float" office:value="5367.5" calcext:value-type="float">
            <text:p>5367.5</text:p>
          </table:table-cell>
          <table:table-cell office:value-type="float" office:value="5359.3" calcext:value-type="float">
            <text:p>5359.3</text:p>
          </table:table-cell>
          <table:table-cell office:value-type="float" office:value="14527.8" calcext:value-type="float">
            <text:p>14527.8</text:p>
          </table:table-cell>
          <table:table-cell office:value-type="float" office:value="13761.1" calcext:value-type="float">
            <text:p>13761.1</text:p>
          </table:table-cell>
          <table:table-cell office:value-type="float" office:value="13965.6" calcext:value-type="float">
            <text:p>13965.6</text:p>
          </table:table-cell>
          <table:table-cell office:value-type="float" office:value="14251" calcext:value-type="float">
            <text:p>14251</text:p>
          </table:table-cell>
          <table:table-cell office:value-type="float" office:value="14201.5" calcext:value-type="float">
            <text:p>14201.5</text:p>
          </table:table-cell>
          <table:table-cell office:value-type="float" office:value="14149.5" calcext:value-type="float">
            <text:p>14149.5</text:p>
          </table:table-cell>
          <table:table-cell office:value-type="float" office:value="14160.4" calcext:value-type="float">
            <text:p>14160.4</text:p>
          </table:table-cell>
          <table:table-cell office:value-type="float" office:value="14565.6" calcext:value-type="float">
            <text:p>14565.6</text:p>
          </table:table-cell>
          <table:table-cell office:value-type="float" office:value="13800.8" calcext:value-type="float">
            <text:p>13800.8</text:p>
          </table:table-cell>
          <table:table-cell office:value-type="float" office:value="14651.3" calcext:value-type="float">
            <text:p>14651.3</text:p>
          </table:table-cell>
          <table:table-cell office:value-type="float" office:value="15215.9" calcext:value-type="float">
            <text:p>15215.9</text:p>
          </table:table-cell>
          <table:table-cell office:value-type="float" office:value="14864.8" calcext:value-type="float">
            <text:p>14864.8</text:p>
          </table:table-cell>
          <table:table-cell office:value-type="float" office:value="14981.8" calcext:value-type="float">
            <text:p>14981.8</text:p>
          </table:table-cell>
          <table:table-cell office:value-type="float" office:value="14201.5" calcext:value-type="float">
            <text:p>14201.5</text:p>
          </table:table-cell>
          <table:table-cell office:value-type="float" office:value="14815.3" calcext:value-type="float">
            <text:p>14815.3</text:p>
          </table:table-cell>
          <table:table-cell office:value-type="float" office:value="14015.2" calcext:value-type="float">
            <text:p>14015.2</text:p>
          </table:table-cell>
          <table:table-cell office:value-type="float" office:value="14191.1" calcext:value-type="float">
            <text:p>14191.1</text:p>
          </table:table-cell>
          <table:table-cell office:value-type="float" office:value="8510.1" calcext:value-type="float">
            <text:p>8510.1</text:p>
          </table:table-cell>
          <table:table-cell office:value-type="float" office:value="8165.1" calcext:value-type="float">
            <text:p>8165.1</text:p>
          </table:table-cell>
          <table:table-cell office:value-type="float" office:value="8349.2" calcext:value-type="float">
            <text:p>8349.2</text:p>
          </table:table-cell>
          <table:table-cell office:value-type="float" office:value="9831.8" calcext:value-type="float">
            <text:p>9831.8</text:p>
          </table:table-cell>
          <table:table-cell office:value-type="float" office:value="8037.1" calcext:value-type="float">
            <text:p>8037.1</text:p>
          </table:table-cell>
          <table:table-cell office:value-type="float" office:value="15131.6" calcext:value-type="float">
            <text:p>15131.6</text:p>
          </table:table-cell>
          <table:table-cell office:value-type="float" office:value="8623.2" calcext:value-type="float">
            <text:p>8623.2</text:p>
          </table:table-cell>
          <table:table-cell office:value-type="float" office:value="4926.4" calcext:value-type="float">
            <text:p>4926.4</text:p>
          </table:table-cell>
          <table:table-cell office:value-type="float" office:value="14332.6" calcext:value-type="float">
            <text:p>14332.6</text:p>
          </table:table-cell>
          <table:table-cell office:value-type="float" office:value="8382.7" calcext:value-type="float">
            <text:p>8382.7</text:p>
          </table:table-cell>
          <table:table-cell office:value-type="float" office:value="13833.2" calcext:value-type="float">
            <text:p>13833.2</text:p>
          </table:table-cell>
          <table:table-cell office:value-type="float" office:value="10328.4" calcext:value-type="float">
            <text:p>10328.4</text:p>
          </table:table-cell>
          <table:table-cell office:value-type="float" office:value="13383.7" calcext:value-type="float">
            <text:p>13383.7</text:p>
          </table:table-cell>
          <table:table-cell office:value-type="float" office:value="14330.4" calcext:value-type="float">
            <text:p>14330.4</text:p>
          </table:table-cell>
          <table:table-cell office:value-type="float" office:value="12022.4" calcext:value-type="float">
            <text:p>12022.4</text:p>
          </table:table-cell>
          <table:table-cell office:value-type="float" office:value="7795.4" calcext:value-type="float">
            <text:p>7795.4</text:p>
          </table:table-cell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5946.3" calcext:value-type="float">
            <text:p>5946.3</text:p>
          </table:table-cell>
          <table:table-cell office:value-type="float" office:value="5891.5" calcext:value-type="float">
            <text:p>5891.5</text:p>
          </table:table-cell>
          <table:table-cell office:value-type="float" office:value="5856.3" calcext:value-type="float">
            <text:p>5856.3</text:p>
          </table:table-cell>
          <table:table-cell office:value-type="float" office:value="5824.4" calcext:value-type="float">
            <text:p>5824.4</text:p>
          </table:table-cell>
          <table:table-cell office:value-type="float" office:value="5776.9" calcext:value-type="float">
            <text:p>5776.9</text:p>
          </table:table-cell>
          <table:table-cell office:value-type="float" office:value="5738" calcext:value-type="float">
            <text:p>5738</text:p>
          </table:table-cell>
          <table:table-cell office:value-type="float" office:value="5706" calcext:value-type="float">
            <text:p>5706</text:p>
          </table:table-cell>
          <table:table-cell office:value-type="float" office:value="5682" calcext:value-type="float">
            <text:p>5682</text:p>
          </table:table-cell>
          <table:table-cell office:value-type="float" office:value="5624.4" calcext:value-type="float">
            <text:p>5624.4</text:p>
          </table:table-cell>
          <table:table-cell office:value-type="float" office:value="5587.5" calcext:value-type="float">
            <text:p>5587.5</text:p>
          </table:table-cell>
          <table:table-cell office:value-type="float" office:value="10676.7" calcext:value-type="float">
            <text:p>10676.7</text:p>
          </table:table-cell>
          <table:table-cell office:value-type="float" office:value="5493.3" calcext:value-type="float">
            <text:p>5493.3</text:p>
          </table:table-cell>
          <table:table-cell office:value-type="float" office:value="5500.3" calcext:value-type="float">
            <text:p>5500.3</text:p>
          </table:table-cell>
          <table:table-cell office:value-type="float" office:value="5410.1" calcext:value-type="float">
            <text:p>5410.1</text:p>
          </table:table-cell>
          <table:table-cell office:value-type="float" office:value="13911.7" calcext:value-type="float">
            <text:p>13911.7</text:p>
          </table:table-cell>
          <table:table-cell office:value-type="float" office:value="14205" calcext:value-type="float">
            <text:p>14205</text:p>
          </table:table-cell>
          <table:table-cell office:value-type="float" office:value="13648.2" calcext:value-type="float">
            <text:p>13648.2</text:p>
          </table:table-cell>
          <table:table-cell office:value-type="float" office:value="14201.5" calcext:value-type="float">
            <text:p>14201.5</text:p>
          </table:table-cell>
          <table:table-cell office:value-type="float" office:value="14543.1" calcext:value-type="float">
            <text:p>14543.1</text:p>
          </table:table-cell>
          <table:table-cell office:value-type="float" office:value="14184.2" calcext:value-type="float">
            <text:p>14184.2</text:p>
          </table:table-cell>
          <table:table-cell office:value-type="float" office:value="14320.8" calcext:value-type="float">
            <text:p>14320.8</text:p>
          </table:table-cell>
          <table:table-cell office:value-type="float" office:value="14073.8" calcext:value-type="float">
            <text:p>14073.8</text:p>
          </table:table-cell>
          <table:table-cell office:value-type="float" office:value="14815.3" calcext:value-type="float">
            <text:p>14815.3</text:p>
          </table:table-cell>
          <table:table-cell office:value-type="float" office:value="5129.3" calcext:value-type="float">
            <text:p>5129.3</text:p>
          </table:table-cell>
          <table:table-cell office:value-type="float" office:value="15120.5" calcext:value-type="float">
            <text:p>15120.5</text:p>
          </table:table-cell>
          <table:table-cell office:value-type="float" office:value="8026" calcext:value-type="float">
            <text:p>8026</text:p>
          </table:table-cell>
          <table:table-cell office:value-type="float" office:value="14549.6" calcext:value-type="float">
            <text:p>14549.6</text:p>
          </table:table-cell>
          <table:table-cell office:value-type="float" office:value="8478.1" calcext:value-type="float">
            <text:p>8478.1</text:p>
          </table:table-cell>
          <table:table-cell office:value-type="float" office:value="13541.2" calcext:value-type="float">
            <text:p>13541.2</text:p>
          </table:table-cell>
          <table:table-cell office:value-type="float" office:value="13109.1" calcext:value-type="float">
            <text:p>13109.1</text:p>
          </table:table-cell>
          <table:table-cell office:value-type="float" office:value="12676.9" calcext:value-type="float">
            <text:p>12676.9</text:p>
          </table:table-cell>
          <table:table-cell office:value-type="float" office:value="8195.2" calcext:value-type="float">
            <text:p>8195.2</text:p>
          </table:table-cell>
          <table:table-cell office:value-type="float" office:value="14073.8" calcext:value-type="float">
            <text:p>14073.8</text:p>
          </table:table-cell>
          <table:table-cell office:value-type="float" office:value="7134.2" calcext:value-type="float">
            <text:p>7134.2</text:p>
          </table:table-cell>
          <table:table-cell office:value-type="float" office:value="13279.3" calcext:value-type="float">
            <text:p>13279.3</text:p>
          </table:table-cell>
          <table:table-cell office:value-type="float" office:value="13495.5" calcext:value-type="float">
            <text:p>13495.5</text:p>
          </table:table-cell>
          <table:table-cell office:value-type="float" office:value="13138.8" calcext:value-type="float">
            <text:p>13138.8</text:p>
          </table:table-cell>
          <table:table-cell office:value-type="float" office:value="12782.1" calcext:value-type="float">
            <text:p>12782.1</text:p>
          </table:table-cell>
          <table:table-cell office:value-type="float" office:value="13109.1" calcext:value-type="float">
            <text:p>13109.1</text:p>
          </table:table-cell>
          <table:table-cell office:value-type="float" office:value="13404.8" calcext:value-type="float">
            <text:p>13404.8</text:p>
          </table:table-cell>
          <table:table-cell office:value-type="float" office:value="12422.4" calcext:value-type="float">
            <text:p>12422.4</text:p>
          </table:table-cell>
          <table:table-cell office:value-type="float" office:value="7607.9" calcext:value-type="float">
            <text:p>7607.9</text:p>
          </table:table-cell>
          <table:table-cell office:value-type="float" office:value="4475.7" calcext:value-type="float">
            <text:p>4475.7</text:p>
          </table:table-cell>
          <table:table-cell office:value-type="float" office:value="12222" calcext:value-type="float">
            <text:p>12222</text:p>
          </table:table-cell>
          <table:table-cell office:value-type="float" office:value="12623.6" calcext:value-type="float">
            <text:p>12623.6</text:p>
          </table:table-cell>
          <table:table-cell office:value-type="float" office:value="12346.1" calcext:value-type="float">
            <text:p>12346.1</text:p>
          </table:table-cell>
          <table:table-cell office:value-type="float" office:value="12068.7" calcext:value-type="float">
            <text:p>12068.7</text:p>
          </table:table-cell>
          <table:table-cell office:value-type="float" office:value="11791.2" calcext:value-type="float">
            <text:p>11791.2</text:p>
          </table:table-cell>
          <table:table-cell office:value-type="float" office:value="12264.5" calcext:value-type="float">
            <text:p>12264.5</text:p>
          </table:table-cell>
          <table:table-cell office:value-type="float" office:value="11970.8" calcext:value-type="float">
            <text:p>11970.8</text:p>
          </table:table-cell>
          <table:table-cell office:value-type="float" office:value="11097.6" calcext:value-type="float">
            <text:p>11097.6</text:p>
          </table:table-cell>
          <table:table-cell office:value-type="float" office:value="11530.1" calcext:value-type="float">
            <text:p>11530.1</text:p>
          </table:table-cell>
          <table:table-cell office:value-type="float" office:value="11309.8" calcext:value-type="float">
            <text:p>11309.8</text:p>
          </table:table-cell>
          <table:table-cell office:value-type="float" office:value="11782.6" calcext:value-type="float">
            <text:p>11782.6</text:p>
          </table:table-cell>
          <table:table-cell office:value-type="float" office:value="10265.3" calcext:value-type="float">
            <text:p>10265.3</text:p>
          </table:table-cell>
          <table:table-cell office:value-type="float" office:value="12151.9" calcext:value-type="float">
            <text:p>12151.9</text:p>
          </table:table-cell>
          <table:table-cell office:value-type="float" office:value="11158.3" calcext:value-type="float">
            <text:p>11158.3</text:p>
          </table:table-cell>
          <table:table-cell office:value-type="float" office:value="11735.7" calcext:value-type="float">
            <text:p>11735.7</text:p>
          </table:table-cell>
          <table:table-cell office:value-type="float" office:value="11486" calcext:value-type="float">
            <text:p>11486</text:p>
          </table:table-cell>
          <table:table-cell office:value-type="float" office:value="9987.9" calcext:value-type="float">
            <text:p>9987.9</text:p>
          </table:table-cell>
          <table:table-cell office:value-type="float" office:value="10456" calcext:value-type="float">
            <text:p>10456</text:p>
          </table:table-cell>
          <table:table-cell office:value-type="float" office:value="11771.4" calcext:value-type="float">
            <text:p>11771.4</text:p>
          </table:table-cell>
          <table:table-cell office:value-type="float" office:value="6492.1" calcext:value-type="float">
            <text:p>6492.1</text:p>
          </table:table-cell>
          <table:table-cell office:value-type="float" office:value="12292.8" calcext:value-type="float">
            <text:p>12292.8</text:p>
          </table:table-cell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5898.3" calcext:value-type="float">
            <text:p>5898.3</text:p>
          </table:table-cell>
          <table:table-cell office:value-type="float" office:value="5824.4" calcext:value-type="float">
            <text:p>5824.4</text:p>
          </table:table-cell>
          <table:table-cell office:value-type="float" office:value="5738" calcext:value-type="float">
            <text:p>5738</text:p>
          </table:table-cell>
          <table:table-cell office:value-type="float" office:value="5682" calcext:value-type="float">
            <text:p>5682</text:p>
          </table:table-cell>
          <table:table-cell office:value-type="float" office:value="5557.1" calcext:value-type="float">
            <text:p>5557.1</text:p>
          </table:table-cell>
          <table:table-cell office:value-type="float" office:value="5458.1" calcext:value-type="float">
            <text:p>5458.1</text:p>
          </table:table-cell>
          <table:table-cell office:value-type="float" office:value="5370.3" calcext:value-type="float">
            <text:p>5370.3</text:p>
          </table:table-cell>
          <table:table-cell office:value-type="float" office:value="5371.6" calcext:value-type="float">
            <text:p>5371.6</text:p>
          </table:table-cell>
          <table:table-cell office:value-type="float" office:value="13855.1" calcext:value-type="float">
            <text:p>13855.1</text:p>
          </table:table-cell>
          <table:table-cell office:value-type="float" office:value="5157.9" calcext:value-type="float">
            <text:p>5157.9</text:p>
          </table:table-cell>
          <table:table-cell office:value-type="float" office:value="14513.6" calcext:value-type="float">
            <text:p>14513.6</text:p>
          </table:table-cell>
          <table:table-cell office:value-type="float" office:value="5129.3" calcext:value-type="float">
            <text:p>5129.3</text:p>
          </table:table-cell>
          <table:table-cell office:value-type="float" office:value="14045.4" calcext:value-type="float">
            <text:p>14045.4</text:p>
          </table:table-cell>
          <table:table-cell office:value-type="float" office:value="4926.4" calcext:value-type="float">
            <text:p>4926.4</text:p>
          </table:table-cell>
          <table:table-cell office:value-type="float" office:value="13633.4" calcext:value-type="float">
            <text:p>13633.4</text:p>
          </table:table-cell>
          <table:table-cell office:value-type="float" office:value="14527.8" calcext:value-type="float">
            <text:p>14527.8</text:p>
          </table:table-cell>
          <table:table-cell office:value-type="float" office:value="13619.8" calcext:value-type="float">
            <text:p>13619.8</text:p>
          </table:table-cell>
          <table:table-cell office:value-type="float" office:value="4723.4" calcext:value-type="float">
            <text:p>4723.4</text:p>
          </table:table-cell>
          <table:table-cell office:value-type="float" office:value="14127.6" calcext:value-type="float">
            <text:p>14127.6</text:p>
          </table:table-cell>
          <table:table-cell office:value-type="float" office:value="4548" calcext:value-type="float">
            <text:p>4548</text:p>
          </table:table-cell>
          <table:table-cell office:value-type="float" office:value="12172.7" calcext:value-type="float">
            <text:p>12172.7</text:p>
          </table:table-cell>
          <table:table-cell office:value-type="float" office:value="12222" calcext:value-type="float">
            <text:p>12222</text:p>
          </table:table-cell>
          <table:table-cell office:value-type="float" office:value="4273.7" calcext:value-type="float">
            <text:p>4273.7</text:p>
          </table:table-cell>
          <table:table-cell office:value-type="float" office:value="11791.2" calcext:value-type="float">
            <text:p>11791.2</text:p>
          </table:table-cell>
          <table:table-cell office:value-type="float" office:value="11970.8" calcext:value-type="float">
            <text:p>11970.8</text:p>
          </table:table-cell>
          <table:table-cell office:value-type="float" office:value="12250.7" calcext:value-type="float">
            <text:p>12250.7</text:p>
          </table:table-cell>
          <table:table-cell office:value-type="float" office:value="11782.6" calcext:value-type="float">
            <text:p>11782.6</text:p>
          </table:table-cell>
          <table:table-cell office:value-type="float" office:value="10722.3" calcext:value-type="float">
            <text:p>10722.3</text:p>
          </table:table-cell>
          <table:table-cell office:value-type="float" office:value="11002.3" calcext:value-type="float">
            <text:p>11002.3</text:p>
          </table:table-cell>
          <table:table-cell office:value-type="float" office:value="10612.1" calcext:value-type="float">
            <text:p>10612.1</text:p>
          </table:table-cell>
          <table:table-cell office:value-type="float" office:value="10986.7" calcext:value-type="float">
            <text:p>10986.7</text:p>
          </table:table-cell>
          <table:table-cell office:value-type="float" office:value="11414.7" calcext:value-type="float">
            <text:p>11414.7</text:p>
          </table:table-cell>
          <table:table-cell office:value-type="float" office:value="11058" calcext:value-type="float">
            <text:p>11058</text:p>
          </table:table-cell>
          <table:table-cell office:value-type="float" office:value="9987.9" calcext:value-type="float">
            <text:p>9987.9</text:p>
          </table:table-cell>
          <table:table-cell office:value-type="float" office:value="3844" calcext:value-type="float">
            <text:p>3844</text:p>
          </table:table-cell>
          <table:table-cell office:value-type="float" office:value="10077" calcext:value-type="float">
            <text:p>10077</text:p>
          </table:table-cell>
          <table:table-cell office:value-type="float" office:value="10564.1" calcext:value-type="float">
            <text:p>10564.1</text:p>
          </table:table-cell>
          <table:table-cell office:value-type="float" office:value="10276" calcext:value-type="float">
            <text:p>10276</text:p>
          </table:table-cell>
          <table:table-cell office:value-type="float" office:value="10924.2" calcext:value-type="float">
            <text:p>10924.2</text:p>
          </table:table-cell>
          <table:table-cell office:value-type="float" office:value="10612.1" calcext:value-type="float">
            <text:p>10612.1</text:p>
          </table:table-cell>
          <table:table-cell office:value-type="float" office:value="9507.7" calcext:value-type="float">
            <text:p>9507.7</text:p>
          </table:table-cell>
          <table:table-cell office:value-type="float" office:value="9315.6" calcext:value-type="float">
            <text:p>9315.6</text:p>
          </table:table-cell>
          <table:table-cell office:value-type="float" office:value="9123.5" calcext:value-type="float">
            <text:p>9123.5</text:p>
          </table:table-cell>
          <table:table-cell office:value-type="float" office:value="10555.4" calcext:value-type="float">
            <text:p>10555.4</text:p>
          </table:table-cell>
          <table:table-cell office:value-type="float" office:value="6311.8" calcext:value-type="float">
            <text:p>6311.8</text:p>
          </table:table-cell>
          <table:table-cell office:value-type="float" office:value="6173.1" calcext:value-type="float">
            <text:p>6173.1</text:p>
          </table:table-cell>
          <table:table-cell office:value-type="float" office:value="9874.4" calcext:value-type="float">
            <text:p>9874.4</text:p>
          </table:table-cell>
          <table:table-cell office:value-type="float" office:value="8163.2" calcext:value-type="float">
            <text:p>8163.2</text:p>
          </table:table-cell>
          <table:table-cell office:value-type="float" office:value="6095.5" calcext:value-type="float">
            <text:p>6095.5</text:p>
          </table:table-cell>
          <table:table-cell office:value-type="float" office:value="5948.7" calcext:value-type="float">
            <text:p>5948.7</text:p>
          </table:table-cell>
          <table:table-cell office:value-type="float" office:value="5875.2" calcext:value-type="float">
            <text:p>5875.2</text:p>
          </table:table-cell>
          <table:table-cell office:value-type="float" office:value="9738.2" calcext:value-type="float">
            <text:p>9738.2</text:p>
          </table:table-cell>
          <table:table-cell office:value-type="float" office:value="6008.3" calcext:value-type="float">
            <text:p>6008.3</text:p>
          </table:table-cell>
          <table:table-cell office:value-type="float" office:value="6688.3" calcext:value-type="float">
            <text:p>6688.3</text:p>
          </table:table-cell>
          <table:table-cell office:value-type="float" office:value="5774.2" calcext:value-type="float">
            <text:p>5774.2</text:p>
          </table:table-cell>
          <table:table-cell office:value-type="float" office:value="5696.2" calcext:value-type="float">
            <text:p>5696.2</text:p>
          </table:table-cell>
          <table:table-cell office:value-type="float" office:value="8864.2" calcext:value-type="float">
            <text:p>8864.2</text:p>
          </table:table-cell>
          <table:table-cell office:value-type="float" office:value="6242.4" calcext:value-type="float">
            <text:p>6242.4</text:p>
          </table:table-cell>
          <table:table-cell office:value-type="float" office:value="6626.6" calcext:value-type="float">
            <text:p>6626.6</text:p>
          </table:table-cell>
          <table:table-cell office:value-type="float" office:value="5659.8" calcext:value-type="float">
            <text:p>5659.8</text:p>
          </table:table-cell>
          <table:table-cell office:value-type="float" office:value="5576.6" calcext:value-type="float">
            <text:p>5576.6</text:p>
          </table:table-cell>
          <table:table-cell office:value-type="float" office:value="5493.3" calcext:value-type="float">
            <text:p>5493.3</text:p>
          </table:table-cell>
          <table:table-cell office:value-type="float" office:value="5410.1" calcext:value-type="float">
            <text:p>5410.1</text:p>
          </table:table-cell>
          <table:table-cell office:value-type="float" office:value="6146.4" calcext:value-type="float">
            <text:p>6146.4</text:p>
          </table:table-cell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5824.4" calcext:value-type="float">
            <text:p>5824.4</text:p>
          </table:table-cell>
          <table:table-cell office:value-type="float" office:value="5682" calcext:value-type="float">
            <text:p>5682</text:p>
          </table:table-cell>
          <table:table-cell office:value-type="float" office:value="5493.3" calcext:value-type="float">
            <text:p>5493.3</text:p>
          </table:table-cell>
          <table:table-cell office:value-type="float" office:value="13600.5" calcext:value-type="float">
            <text:p>13600.5</text:p>
          </table:table-cell>
          <table:table-cell office:value-type="float" office:value="14184.2" calcext:value-type="float">
            <text:p>14184.2</text:p>
          </table:table-cell>
          <table:table-cell office:value-type="float" office:value="14680.4" calcext:value-type="float">
            <text:p>14680.4</text:p>
          </table:table-cell>
          <table:table-cell office:value-type="float" office:value="4993.9" calcext:value-type="float">
            <text:p>4993.9</text:p>
          </table:table-cell>
          <table:table-cell office:value-type="float" office:value="13896.2" calcext:value-type="float">
            <text:p>13896.2</text:p>
          </table:table-cell>
          <table:table-cell office:value-type="float" office:value="14170.3" calcext:value-type="float">
            <text:p>14170.3</text:p>
          </table:table-cell>
          <table:table-cell office:value-type="float" office:value="13404.8" calcext:value-type="float">
            <text:p>13404.8</text:p>
          </table:table-cell>
          <table:table-cell office:value-type="float" office:value="13659.9" calcext:value-type="float">
            <text:p>13659.9</text:p>
          </table:table-cell>
          <table:table-cell office:value-type="float" office:value="11791.2" calcext:value-type="float">
            <text:p>11791.2</text:p>
          </table:table-cell>
          <table:table-cell office:value-type="float" office:value="4355.8" calcext:value-type="float">
            <text:p>4355.8</text:p>
          </table:table-cell>
          <table:table-cell office:value-type="float" office:value="11392.4" calcext:value-type="float">
            <text:p>11392.4</text:p>
          </table:table-cell>
          <table:table-cell office:value-type="float" office:value="11319.6" calcext:value-type="float">
            <text:p>11319.6</text:p>
          </table:table-cell>
          <table:table-cell office:value-type="float" office:value="10653.7" calcext:value-type="float">
            <text:p>10653.7</text:p>
          </table:table-cell>
          <table:table-cell office:value-type="float" office:value="11524.5" calcext:value-type="float">
            <text:p>11524.5</text:p>
          </table:table-cell>
          <table:table-cell office:value-type="float" office:value="3712.6" calcext:value-type="float">
            <text:p>3712.6</text:p>
          </table:table-cell>
          <table:table-cell office:value-type="float" office:value="11132.3" calcext:value-type="float">
            <text:p>11132.3</text:p>
          </table:table-cell>
          <table:table-cell office:value-type="float" office:value="11576.8" calcext:value-type="float">
            <text:p>11576.8</text:p>
          </table:table-cell>
          <table:table-cell office:value-type="float" office:value="9315.6" calcext:value-type="float">
            <text:p>9315.6</text:p>
          </table:table-cell>
          <table:table-cell office:value-type="float" office:value="11610.9" calcext:value-type="float">
            <text:p>11610.9</text:p>
          </table:table-cell>
          <table:table-cell office:value-type="float" office:value="10101.4" calcext:value-type="float">
            <text:p>10101.4</text:p>
          </table:table-cell>
          <table:table-cell office:value-type="float" office:value="9647.4" calcext:value-type="float">
            <text:p>9647.4</text:p>
          </table:table-cell>
          <table:table-cell office:value-type="float" office:value="8427.3" calcext:value-type="float">
            <text:p>8427.3</text:p>
          </table:table-cell>
          <table:table-cell office:value-type="float" office:value="9738.2" calcext:value-type="float">
            <text:p>9738.2</text:p>
          </table:table-cell>
          <table:table-cell office:value-type="float" office:value="9363.6" calcext:value-type="float">
            <text:p>9363.6</text:p>
          </table:table-cell>
          <table:table-cell office:value-type="float" office:value="6509.9" calcext:value-type="float">
            <text:p>6509.9</text:p>
          </table:table-cell>
          <table:table-cell office:value-type="float" office:value="8739.4" calcext:value-type="float">
            <text:p>8739.4</text:p>
          </table:table-cell>
          <table:table-cell office:value-type="float" office:value="7717.9" calcext:value-type="float">
            <text:p>7717.9</text:p>
          </table:table-cell>
          <table:table-cell office:value-type="float" office:value="8240" calcext:value-type="float">
            <text:p>8240</text:p>
          </table:table-cell>
          <table:table-cell office:value-type="float" office:value="7990.3" calcext:value-type="float">
            <text:p>7990.3</text:p>
          </table:table-cell>
          <table:table-cell office:value-type="float" office:value="6450.5" calcext:value-type="float">
            <text:p>6450.5</text:p>
          </table:table-cell>
          <table:table-cell office:value-type="float" office:value="4993.9" calcext:value-type="float">
            <text:p>4993.9</text:p>
          </table:table-cell>
          <table:table-cell office:value-type="float" office:value="4525.8" calcext:value-type="float">
            <text:p>4525.8</text:p>
          </table:table-cell>
          <table:table-cell office:value-type="float" office:value="4993.9" calcext:value-type="float">
            <text:p>4993.9</text:p>
          </table:table-cell>
          <table:table-cell office:value-type="float" office:value="6242.4" calcext:value-type="float">
            <text:p>6242.4</text:p>
          </table:table-cell>
          <table:table-cell office:value-type="float" office:value="5514.1" calcext:value-type="float">
            <text:p>5514.1</text:p>
          </table:table-cell>
          <table:table-cell office:value-type="float" office:value="4993.9" calcext:value-type="float">
            <text:p>4993.9</text:p>
          </table:table-cell>
          <table:table-cell office:value-type="float" office:value="5306.1" calcext:value-type="float">
            <text:p>5306.1</text:p>
          </table:table-cell>
          <table:table-cell office:value-type="float" office:value="5098" calcext:value-type="float">
            <text:p>5098</text:p>
          </table:table-cell>
          <table:table-cell office:value-type="float" office:value="4280.5" calcext:value-type="float">
            <text:p>4280.5</text:p>
          </table:table-cell>
          <table:table-cell office:value-type="float" office:value="5867.9" calcext:value-type="float">
            <text:p>5867.9</text:p>
          </table:table-cell>
          <table:table-cell office:value-type="float" office:value="4417.7" calcext:value-type="float">
            <text:p>4417.7</text:p>
          </table:table-cell>
          <table:table-cell office:value-type="float" office:value="4321.7" calcext:value-type="float">
            <text:p>4321.7</text:p>
          </table:table-cell>
          <table:table-cell office:value-type="float" office:value="3051.8" calcext:value-type="float">
            <text:p>3051.8</text:p>
          </table:table-cell>
          <table:table-cell office:value-type="float" office:value="3157.9" calcext:value-type="float">
            <text:p>3157.9</text:p>
          </table:table-cell>
          <table:table-cell office:value-type="float" office:value="4766.9" calcext:value-type="float">
            <text:p>4766.9</text:p>
          </table:table-cell>
          <table:table-cell office:value-type="float" office:value="4653.4" calcext:value-type="float">
            <text:p>4653.4</text:p>
          </table:table-cell>
          <table:table-cell office:value-type="float" office:value="2774.4" calcext:value-type="float">
            <text:p>2774.4</text:p>
          </table:table-cell>
          <table:table-cell office:value-type="float" office:value="3841.5" calcext:value-type="float">
            <text:p>3841.5</text:p>
          </table:table-cell>
          <table:table-cell office:value-type="float" office:value="4869.1" calcext:value-type="float">
            <text:p>4869.1</text:p>
          </table:table-cell>
          <table:table-cell office:value-type="float" office:value="4312.9" calcext:value-type="float">
            <text:p>4312.9</text:p>
          </table:table-cell>
          <table:table-cell office:value-type="float" office:value="4619.4" calcext:value-type="float">
            <text:p>4619.4</text:p>
          </table:table-cell>
          <table:table-cell office:value-type="float" office:value="4199.4" calcext:value-type="float">
            <text:p>4199.4</text:p>
          </table:table-cell>
          <table:table-cell office:value-type="float" office:value="3745.5" calcext:value-type="float">
            <text:p>3745.5</text:p>
          </table:table-cell>
          <table:table-cell office:value-type="float" office:value="2299.8" calcext:value-type="float">
            <text:p>2299.8</text:p>
          </table:table-cell>
          <table:table-cell office:value-type="float" office:value="2427.6" calcext:value-type="float">
            <text:p>2427.6</text:p>
          </table:table-cell>
          <table:table-cell office:value-type="float" office:value="3537.4" calcext:value-type="float">
            <text:p>3537.4</text:p>
          </table:table-cell>
          <table:table-cell office:value-type="float" office:value="2358.2" calcext:value-type="float">
            <text:p>2358.2</text:p>
          </table:table-cell>
          <table:table-cell table:number-columns-repeated="2" office:value-type="float" office:value="3433.3" calcext:value-type="float">
            <text:p>3433.3</text:p>
          </table:table-cell>
          <table:table-cell office:value-type="float" office:value="3329.3" calcext:value-type="float">
            <text:p>3329.3</text:p>
          </table:table-cell>
          <table:table-cell office:value-type="float" office:value="3632" calcext:value-type="float">
            <text:p>3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0T15:57:58.378692476</dc:date>
    <meta:editing-duration>PT2H9M10S</meta:editing-duration>
    <meta:editing-cycles>1</meta:editing-cycles>
    <meta:document-statistic meta:table-count="1" meta:cell-count="1041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Memory Mountain by Array Size with Stride 1</text:p>
        </chart:title>
        <chart:legend chart:legend-position="end" svg:x="14.875cm" svg:y="4.201cm" style:legend-expansion="high" chart:style-name="ch3"/>
        <chart:plot-area chart:style-name="ch4" table:cell-range-address="results.A3:results.B18" chart:data-source-has-labels="both" svg:x="1.331cm" svg:y="1.275cm" svg:width="13.224cm" svg:height="6.564cm">
          <chartooo:coordinate-region svg:x="2.323cm" svg:y="1.275cm" svg:width="12.232cm" svg:height="5.18cm"/>
          <chart:axis chart:dimension="x" chart:name="primary-x" chart:style-name="ch5" chartooo:axis-type="auto">
            <chartooo:date-scale/>
            <chart:title svg:x="7.145cm" svg:y="8.019cm" chart:style-name="ch6">
              <text:p>Array Size</text:p>
            </chart:title>
            <chart:categories table:cell-range-address="results.A4:results.A18"/>
          </chart:axis>
          <chart:axis chart:dimension="y" chart:name="primary-y" chart:style-name="ch7">
            <chart:title svg:x="0.451cm" svg:y="6.585cm" chart:style-name="ch8">
              <text:p>Memory Mountain (MB/sec)</text:p>
            </chart:title>
            <chart:grid chart:style-name="ch9" chart:class="major"/>
          </chart:axis>
          <chart:series chart:style-name="ch10" chart:values-cell-range-address="results.B4:results.B18" chart:label-cell-address="results.B3:results.B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1</text:p>
                <draw:g>
                  <svg:desc>results.B3:results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results.A4:results.A18</svg:desc>
                </draw:g>
              </table:table-cell>
              <table:table-cell office:value-type="float" office:value="5549.7">
                <text:p>5549.7</text:p>
                <draw:g>
                  <svg:desc>results.B4:results.B18</svg:desc>
                </draw:g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5723.7">
                <text:p>5723.7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5738.5">
                <text:p>5738.5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5537.8">
                <text:p>5537.8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5984.9">
                <text:p>5984.9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5987.2">
                <text:p>5987.2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5987.3">
                <text:p>5987.3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5991.1">
                <text:p>5991.1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5985.4">
                <text:p>5985.4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5970.6">
                <text:p>5970.6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5946.3">
                <text:p>5946.3</text:p>
              </table:table-cell>
            </table:table-row>
            <table:table-row>
              <table:table-cell office:value-type="string">
                <text:p>4k</text:p>
              </table:table-cell>
              <table:table-cell office:value-type="float" office:value="5898.3">
                <text:p>5898.3</text:p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5824.4">
                <text:p>582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13cm" svg:y="0.316cm" chart:style-name="ch2">
          <text:p>Memory Mountain by Array Size with Stride 64</text:p>
        </chart:title>
        <chart:legend chart:legend-position="end" svg:x="14.689cm" svg:y="4.201cm" style:legend-expansion="high" chart:style-name="ch3"/>
        <chart:plot-area chart:style-name="ch4" table:cell-range-address="results.A3:results.A18 results.BM3:results.BM18" chart:data-source-has-labels="both" svg:x="1.331cm" svg:y="1.275cm" svg:width="13.038cm" svg:height="6.564cm">
          <chartooo:coordinate-region svg:x="2.508cm" svg:y="1.275cm" svg:width="11.861cm" svg:height="5.18cm"/>
          <chart:axis chart:dimension="x" chart:name="primary-x" chart:style-name="ch5" chartooo:axis-type="auto">
            <chartooo:date-scale/>
            <chart:title svg:x="7.052cm" svg:y="8.019cm" chart:style-name="ch6">
              <text:p>Array Size</text:p>
            </chart:title>
            <chart:categories table:cell-range-address="results.A4:results.A18"/>
          </chart:axis>
          <chart:axis chart:dimension="y" chart:name="primary-y" chart:style-name="ch7">
            <chart:title svg:x="0.451cm" svg:y="6.585cm" chart:style-name="ch8">
              <text:p>Memory Mountain (MB/sec)</text:p>
            </chart:title>
            <chart:grid chart:style-name="ch9" chart:class="major"/>
          </chart:axis>
          <chart:series chart:style-name="ch10" chart:values-cell-range-address="results.BM4:results.BM18" chart:label-cell-address="results.BM3:results.BM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4</text:p>
                <draw:g>
                  <svg:desc>results.BM3:results.B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m</text:p>
                <draw:g>
                  <svg:desc>results.A4:results.A18</svg:desc>
                </draw:g>
              </table:table-cell>
              <table:table-cell office:value-type="float" office:value="770.4">
                <text:p>770.4</text:p>
                <draw:g>
                  <svg:desc>results.BM4:results.BM18</svg:desc>
                </draw:g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786.6">
                <text:p>786.6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1088.2">
                <text:p>1088.2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1762.8">
                <text:p>1762.8</text:p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3301.3">
                <text:p>3301.3</text:p>
              </table:table-cell>
            </table:table-row>
            <table:table-row>
              <table:table-cell office:value-type="string">
                <text:p>1024k</text:p>
              </table:table-cell>
              <table:table-cell office:value-type="float" office:value="3783.8">
                <text:p>3783.8</text:p>
              </table:table-cell>
            </table:table-row>
            <table:table-row>
              <table:table-cell office:value-type="string">
                <text:p>512k</text:p>
              </table:table-cell>
              <table:table-cell office:value-type="float" office:value="4017.1">
                <text:p>4017.1</text:p>
              </table:table-cell>
            </table:table-row>
            <table:table-row>
              <table:table-cell office:value-type="string">
                <text:p>256k</text:p>
              </table:table-cell>
              <table:table-cell office:value-type="float" office:value="5817.7">
                <text:p>5817.7</text:p>
              </table:table-cell>
            </table:table-row>
            <table:table-row>
              <table:table-cell office:value-type="string">
                <text:p>128k</text:p>
              </table:table-cell>
              <table:table-cell office:value-type="float" office:value="5797.9">
                <text:p>5797.9</text:p>
              </table:table-cell>
            </table:table-row>
            <table:table-row>
              <table:table-cell office:value-type="string">
                <text:p>64k</text:p>
              </table:table-cell>
              <table:table-cell office:value-type="float" office:value="5631.9">
                <text:p>5631.9</text:p>
              </table:table-cell>
            </table:table-row>
            <table:table-row>
              <table:table-cell office:value-type="string">
                <text:p>32k</text:p>
              </table:table-cell>
              <table:table-cell office:value-type="float" office:value="14527.8">
                <text:p>14527.8</text:p>
              </table:table-cell>
            </table:table-row>
            <table:table-row>
              <table:table-cell office:value-type="string">
                <text:p>16k</text:p>
              </table:table-cell>
              <table:table-cell office:value-type="float" office:value="7795.4">
                <text:p>7795.4</text:p>
              </table:table-cell>
            </table:table-row>
            <table:table-row>
              <table:table-cell office:value-type="string">
                <text:p>8k</text:p>
              </table:table-cell>
              <table:table-cell office:value-type="float" office:value="12292.8">
                <text:p>12292.8</text:p>
              </table:table-cell>
            </table:table-row>
            <table:table-row>
              <table:table-cell office:value-type="string">
                <text:p>4k</text:p>
              </table:table-cell>
              <table:table-cell office:value-type="float" office:value="6146.4">
                <text:p>6146.4</text:p>
              </table:table-cell>
            </table:table-row>
            <table:table-row>
              <table:table-cell office:value-type="string">
                <text:p>2k</text:p>
              </table:table-cell>
              <table:table-cell office:value-type="float" office:value="3632">
                <text:p>3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